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settings.xml" manifest:media-type="text/xml"/>
  <manifest:file-entry manifest:full-path="Object 13/" manifest:media-type="application/vnd.oasis.opendocument.formula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ettings.xml" manifest:media-type="text/xml"/>
  <manifest:file-entry manifest:full-path="Object 14/" manifest:media-type="application/vnd.oasis.opendocument.formula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ettings.xml" manifest:media-type="text/xml"/>
  <manifest:file-entry manifest:full-path="Object 15/" manifest:media-type="application/vnd.oasis.opendocument.formula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settings.xml" manifest:media-type="text/xml"/>
  <manifest:file-entry manifest:full-path="Object 17/" manifest:media-type="application/vnd.oasis.opendocument.formula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settings.xml" manifest:media-type="text/xml"/>
  <manifest:file-entry manifest:full-path="Object 18/" manifest:media-type="application/vnd.oasis.opendocument.formula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settings.xml" manifest:media-type="text/xml"/>
  <manifest:file-entry manifest:full-path="Object 19/" manifest:media-type="application/vnd.oasis.opendocument.formula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ettings.xml" manifest:media-type="text/xml"/>
  <manifest:file-entry manifest:full-path="Object 20/" manifest:media-type="application/vnd.oasis.opendocument.formula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settings.xml" manifest:media-type="text/xml"/>
  <manifest:file-entry manifest:full-path="Object 23/" manifest:media-type="application/vnd.oasis.opendocument.formula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settings.xml" manifest:media-type="text/xml"/>
  <manifest:file-entry manifest:full-path="Object 24/" manifest:media-type="application/vnd.oasis.opendocument.formula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settings.xml" manifest:media-type="text/xml"/>
  <manifest:file-entry manifest:full-path="Object 25/" manifest:media-type="application/vnd.oasis.opendocument.formula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settings.xml" manifest:media-type="text/xml"/>
  <manifest:file-entry manifest:full-path="Object 26/" manifest:media-type="application/vnd.oasis.opendocument.formula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settings.xml" manifest:media-type="text/xml"/>
  <manifest:file-entry manifest:full-path="Object 27/" manifest:media-type="application/vnd.oasis.opendocument.formula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settings.xml" manifest:media-type="text/xml"/>
  <manifest:file-entry manifest:full-path="Object 28/" manifest:media-type="application/vnd.oasis.opendocument.formula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settings.xml" manifest:media-type="text/xml"/>
  <manifest:file-entry manifest:full-path="Object 29/" manifest:media-type="application/vnd.oasis.opendocument.formula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settings.xml" manifest:media-type="text/xml"/>
  <manifest:file-entry manifest:full-path="Object 30/" manifest:media-type="application/vnd.oasis.opendocument.formula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settings.xml" manifest:media-type="text/xml"/>
  <manifest:file-entry manifest:full-path="Object 31/" manifest:media-type="application/vnd.oasis.opendocument.formula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settings.xml" manifest:media-type="text/xml"/>
  <manifest:file-entry manifest:full-path="Object 32/" manifest:media-type="application/vnd.oasis.opendocument.formula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settings.xml" manifest:media-type="text/xml"/>
  <manifest:file-entry manifest:full-path="Object 33/" manifest:media-type="application/vnd.oasis.opendocument.formula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settings.xml" manifest:media-type="text/xml"/>
  <manifest:file-entry manifest:full-path="Object 34/" manifest:media-type="application/vnd.oasis.opendocument.formula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settings.xml" manifest:media-type="text/xml"/>
  <manifest:file-entry manifest:full-path="Object 35/" manifest:media-type="application/vnd.oasis.opendocument.formula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settings.xml" manifest:media-type="text/xml"/>
  <manifest:file-entry manifest:full-path="Object 36/" manifest:media-type="application/vnd.oasis.opendocument.formula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settings.xml" manifest:media-type="text/xml"/>
  <manifest:file-entry manifest:full-path="Object 37/" manifest:media-type="application/vnd.oasis.opendocument.formula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settings.xml" manifest:media-type="text/xml"/>
  <manifest:file-entry manifest:full-path="Object 38/" manifest:media-type="application/vnd.oasis.opendocument.formula"/>
  <manifest:file-entry manifest:full-path="Object 39/styles.xml" manifest:media-type="text/xml"/>
  <manifest:file-entry manifest:full-path="Object 39/content.xml" manifest:media-type="text/xml"/>
  <manifest:file-entry manifest:full-path="Object 39/meta.xml" manifest:media-type="text/xml"/>
  <manifest:file-entry manifest:full-path="Object 39/settings.xml" manifest:media-type="text/xml"/>
  <manifest:file-entry manifest:full-path="Object 39/" manifest:media-type="application/vnd.oasis.opendocument.formula"/>
  <manifest:file-entry manifest:full-path="Object 40/styles.xml" manifest:media-type="text/xml"/>
  <manifest:file-entry manifest:full-path="Object 40/content.xml" manifest:media-type="text/xml"/>
  <manifest:file-entry manifest:full-path="Object 40/meta.xml" manifest:media-type="text/xml"/>
  <manifest:file-entry manifest:full-path="Object 40/settings.xml" manifest:media-type="text/xml"/>
  <manifest:file-entry manifest:full-path="Object 40/" manifest:media-type="application/vnd.oasis.opendocument.formula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settings.xml" manifest:media-type="text/xml"/>
  <manifest:file-entry manifest:full-path="Object 41/" manifest:media-type="application/vnd.oasis.opendocument.formula"/>
  <manifest:file-entry manifest:full-path="Object 42/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settings.xml" manifest:media-type="text/xml"/>
  <manifest:file-entry manifest:full-path="Object 42/" manifest:media-type="application/vnd.oasis.opendocument.formula"/>
  <manifest:file-entry manifest:full-path="Object 43/styles.xml" manifest:media-type="text/xml"/>
  <manifest:file-entry manifest:full-path="Object 43/content.xml" manifest:media-type="text/xml"/>
  <manifest:file-entry manifest:full-path="Object 43/meta.xml" manifest:media-type="text/xml"/>
  <manifest:file-entry manifest:full-path="Object 43/settings.xml" manifest:media-type="text/xml"/>
  <manifest:file-entry manifest:full-path="Object 43/" manifest:media-type="application/vnd.oasis.opendocument.formula"/>
  <manifest:file-entry manifest:full-path="Object 44/styles.xml" manifest:media-type="text/xml"/>
  <manifest:file-entry manifest:full-path="Object 44/content.xml" manifest:media-type="text/xml"/>
  <manifest:file-entry manifest:full-path="Object 44/meta.xml" manifest:media-type="text/xml"/>
  <manifest:file-entry manifest:full-path="Object 44/settings.xml" manifest:media-type="text/xml"/>
  <manifest:file-entry manifest:full-path="Object 44/" manifest:media-type="application/vnd.oasis.opendocument.formula"/>
  <manifest:file-entry manifest:full-path="Object 45/styles.xml" manifest:media-type="text/xml"/>
  <manifest:file-entry manifest:full-path="Object 45/content.xml" manifest:media-type="text/xml"/>
  <manifest:file-entry manifest:full-path="Object 45/meta.xml" manifest:media-type="text/xml"/>
  <manifest:file-entry manifest:full-path="Object 45/settings.xml" manifest:media-type="text/xml"/>
  <manifest:file-entry manifest:full-path="Object 45/" manifest:media-type="application/vnd.oasis.opendocument.formula"/>
  <manifest:file-entry manifest:full-path="Object 46/styles.xml" manifest:media-type="text/xml"/>
  <manifest:file-entry manifest:full-path="Object 46/content.xml" manifest:media-type="text/xml"/>
  <manifest:file-entry manifest:full-path="Object 46/meta.xml" manifest:media-type="text/xml"/>
  <manifest:file-entry manifest:full-path="Object 46/settings.xml" manifest:media-type="text/xml"/>
  <manifest:file-entry manifest:full-path="Object 46/" manifest:media-type="application/vnd.oasis.opendocument.formula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settings.xml" manifest:media-type="text/xml"/>
  <manifest:file-entry manifest:full-path="Object 47/" manifest:media-type="application/vnd.oasis.opendocument.formula"/>
  <manifest:file-entry manifest:full-path="Object 48/styles.xml" manifest:media-type="text/xml"/>
  <manifest:file-entry manifest:full-path="Object 48/content.xml" manifest:media-type="text/xml"/>
  <manifest:file-entry manifest:full-path="Object 48/meta.xml" manifest:media-type="text/xml"/>
  <manifest:file-entry manifest:full-path="Object 48/settings.xml" manifest:media-type="text/xml"/>
  <manifest:file-entry manifest:full-path="Object 48/" manifest:media-type="application/vnd.oasis.opendocument.formula"/>
  <manifest:file-entry manifest:full-path="Object 49/styles.xml" manifest:media-type="text/xml"/>
  <manifest:file-entry manifest:full-path="Object 49/content.xml" manifest:media-type="text/xml"/>
  <manifest:file-entry manifest:full-path="Object 49/meta.xml" manifest:media-type="text/xml"/>
  <manifest:file-entry manifest:full-path="Object 49/settings.xml" manifest:media-type="text/xml"/>
  <manifest:file-entry manifest:full-path="Object 49/" manifest:media-type="application/vnd.oasis.opendocument.formula"/>
  <manifest:file-entry manifest:full-path="Object 50/styles.xml" manifest:media-type="text/xml"/>
  <manifest:file-entry manifest:full-path="Object 50/content.xml" manifest:media-type="text/xml"/>
  <manifest:file-entry manifest:full-path="Object 50/meta.xml" manifest:media-type="text/xml"/>
  <manifest:file-entry manifest:full-path="Object 50/settings.xml" manifest:media-type="text/xml"/>
  <manifest:file-entry manifest:full-path="Object 50/" manifest:media-type="application/vnd.oasis.opendocument.formula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16" style:master-page-name="MasterPage2" style:family="paragraph" style:name="P102">
      <style:paragraph-properties fo:line-height="150%" fo:text-align="center"/>
    </style:style>
    <style:style style:family="text" style:name="T221">
      <style:text-properties fo:text-transform="uppercase" fo:font-size="14pt" fo:font-weight="bold"/>
    </style:style>
    <style:style style:parent-style-name="716" style:family="paragraph" style:name="P108">
      <style:paragraph-properties fo:line-height="150%" fo:text-align="center"/>
    </style:style>
    <style:style style:family="text" style:name="T222">
      <style:text-properties fo:text-transform="uppercase" fo:font-size="14pt" fo:font-weight="bold"/>
    </style:style>
    <style:style style:parent-style-name="716" style:family="paragraph" style:name="P109">
      <style:paragraph-properties fo:line-height="150%" fo:text-align="center"/>
    </style:style>
    <style:style style:family="text" style:name="T223">
      <style:text-properties fo:text-transform="uppercase" fo:font-size="14pt" fo:font-weight="bold"/>
    </style:style>
    <style:style style:family="text" style:name="T224">
      <style:text-properties fo:text-transform="uppercase" fo:font-size="14pt" fo:font-weight="bold"/>
    </style:style>
    <style:style style:parent-style-name="716" style:family="paragraph" style:name="P110">
      <style:paragraph-properties fo:line-height="150%" fo:text-align="center"/>
    </style:style>
    <style:style style:family="text" style:name="T225">
      <style:text-properties fo:text-transform="uppercase" fo:font-size="14pt" fo:font-weight="bold"/>
    </style:style>
    <style:style style:parent-style-name="716" style:family="paragraph" style:name="P111">
      <style:paragraph-properties fo:line-height="150%" fo:text-align="center"/>
    </style:style>
    <style:style style:family="text" style:name="T226">
      <style:text-properties fo:font-size="14pt" fo:font-weight="bold"/>
    </style:style>
    <style:style style:family="text" style:name="T227">
      <style:text-properties fo:font-size="14pt" fo:font-weight="bold"/>
    </style:style>
    <style:style style:parent-style-name="716" style:family="paragraph" style:name="P112">
      <style:paragraph-properties fo:line-height="150%" fo:text-align="center"/>
    </style:style>
    <style:style style:family="text" style:name="T228">
      <style:text-properties fo:text-transform="uppercase" fo:font-size="14pt" fo:font-weight="bold"/>
    </style:style>
    <style:style style:parent-style-name="716" style:family="paragraph" style:name="P113">
      <style:paragraph-properties fo:line-height="150%" fo:text-align="center"/>
    </style:style>
    <style:style style:family="text" style:name="T229">
      <style:text-properties fo:font-size="14pt"/>
    </style:style>
    <style:style style:parent-style-name="716" style:family="paragraph" style:name="P114">
      <style:paragraph-properties fo:line-height="150%" fo:text-align="center"/>
    </style:style>
    <style:style style:family="text" style:name="T230">
      <style:text-properties fo:font-size="14pt"/>
    </style:style>
    <style:style style:parent-style-name="716" style:family="paragraph" style:name="P115">
      <style:paragraph-properties fo:line-height="150%" fo:text-align="center"/>
    </style:style>
    <style:style style:family="text" style:name="T231">
      <style:text-properties fo:font-size="14pt"/>
    </style:style>
    <style:style style:parent-style-name="716" style:family="paragraph" style:name="P116">
      <style:paragraph-properties fo:line-height="150%" fo:text-align="center"/>
    </style:style>
    <style:style style:family="text" style:name="T232">
      <style:text-properties fo:font-size="14pt"/>
    </style:style>
    <style:style style:parent-style-name="812" style:family="paragraph" style:name="P117">
      <style:paragraph-properties fo:line-height="150%" fo:text-align="center" fo:margin-left="0cm" fo:margin-right="0cm" fo:text-indent="0cm">
        <style:tab-stops>
          <style:tab-stop style:position="1.251cm" style:type="left"/>
        </style:tab-stops>
      </style:paragraph-properties>
    </style:style>
    <style:style style:family="text" style:name="T233">
      <style:text-properties fo:font-variant="normal" fo:text-transform="uppercase"/>
    </style:style>
    <style:style style:family="text" style:name="T234">
      <style:text-properties fo:font-variant="normal" fo:text-transform="uppercase"/>
    </style:style>
    <style:style style:parent-style-name="716" style:family="paragraph" style:name="P118">
      <style:paragraph-properties fo:line-height="150%" fo:text-align="center"/>
    </style:style>
    <style:style style:family="text" style:name="T235">
      <style:text-properties fo:font-size="14pt" fo:font-weight="bold"/>
    </style:style>
    <style:style style:family="text" style:name="T236">
      <style:text-properties fo:font-size="14pt" fo:font-weight="bold"/>
    </style:style>
    <style:style style:family="text" style:name="T237">
      <style:text-properties fo:color="#ff0000" fo:font-size="14pt" fo:font-weight="bold"/>
    </style:style>
    <style:style style:parent-style-name="716" style:family="paragraph" style:name="P119">
      <style:paragraph-properties fo:line-height="150%" fo:text-align="center"/>
    </style:style>
    <style:style style:family="text" style:name="T238">
      <style:text-properties fo:font-size="14pt" fo:font-weight="bold"/>
    </style:style>
    <style:style style:family="text" style:name="T239">
      <style:text-properties fo:color="#000000" fo:font-size="14pt" fo:font-weight="bold"/>
    </style:style>
    <style:style style:family="text" style:name="T240">
      <style:text-properties fo:color="#000000" fo:font-size="14pt" fo:font-weight="bold"/>
    </style:style>
    <style:style style:family="text" style:name="T241">
      <style:text-properties fo:font-size="14pt" fo:font-weight="bold"/>
    </style:style>
    <style:style style:parent-style-name="716" style:family="paragraph" style:name="P120">
      <style:paragraph-properties fo:line-height="150%" fo:text-align="center"/>
    </style:style>
    <style:style style:family="text" style:name="T242">
      <style:text-properties fo:font-variant="normal" fo:font-size="14pt"/>
    </style:style>
    <style:style style:family="text" style:name="T243">
      <style:text-properties fo:font-size="14pt"/>
    </style:style>
    <style:style style:parent-style-name="716" style:family="paragraph" style:name="P121">
      <style:paragraph-properties fo:line-height="150%" fo:text-align="center"/>
    </style:style>
    <style:style style:family="text" style:name="T244">
      <style:text-properties fo:font-size="14pt"/>
    </style:style>
    <style:style style:parent-style-name="716" style:family="paragraph" style:name="P122">
      <style:paragraph-properties fo:line-height="150%" fo:text-align="center"/>
    </style:style>
    <style:style style:family="text" style:name="T245">
      <style:text-properties fo:font-size="14pt"/>
    </style:style>
    <style:style style:parent-style-name="716" style:family="paragraph" style:name="P123">
      <style:paragraph-properties fo:line-height="150%" fo:text-align="center"/>
    </style:style>
    <style:style style:family="text" style:name="T246">
      <style:text-properties fo:font-size="14pt"/>
    </style:style>
    <style:style style:parent-style-name="716" style:family="paragraph" style:name="P124">
      <style:paragraph-properties fo:line-height="150%" fo:text-align="center"/>
    </style:style>
    <style:style style:family="text" style:name="T247">
      <style:text-properties fo:font-size="14pt"/>
    </style:style>
    <style:style style:parent-style-name="716" style:family="paragraph" style:name="P125">
      <style:paragraph-properties fo:line-height="150%" fo:text-align="center"/>
    </style:style>
    <style:style style:family="text" style:name="T248">
      <style:text-properties fo:font-size="14pt"/>
    </style:style>
    <style:style style:parent-style-name="716" style:family="paragraph" style:name="P126">
      <style:paragraph-properties fo:line-height="150%" fo:text-align="center"/>
    </style:style>
    <style:style style:family="text" style:name="T249">
      <style:text-properties fo:font-size="14pt"/>
    </style:style>
    <style:style style:family="table" style:name="ta1">
      <style:table-properties style:width="17.38cm" fo:margin-left="0cm" table:align="left"/>
    </style:style>
    <style:style style:family="table-column" style:name="co1">
      <style:table-column-properties style:column-width="7.67cm"/>
    </style:style>
    <style:style style:family="table-column" style:name="co2">
      <style:table-column-properties style:column-width="4.602cm"/>
    </style:style>
    <style:style style:family="table-column" style:name="co3">
      <style:table-column-properties style:column-width="5.11cm"/>
    </style:style>
    <style:style style:family="table-row" style:name="ro1">
      <style:table-row-properties style:min-row-height="1.083cm"/>
    </style:style>
    <style:style style:family="table-cell" style:name="ce1">
      <style:table-cell-properties style:vertical-align="bottom" style:direction="ltr" fo:wrap-option="wrap"/>
    </style:style>
    <style:style style:parent-style-name="716" style:family="paragraph" style:name="P127">
      <style:paragraph-properties/>
    </style:style>
    <style:style style:family="text" style:name="T250">
      <style:text-properties fo:font-size="14pt"/>
    </style:style>
    <style:style style:family="text" style:name="T251">
      <style:text-properties fo:font-size="14pt"/>
    </style:style>
    <style:style style:family="text" style:name="T252">
      <style:text-properties fo:font-size="14pt"/>
    </style:style>
    <style:style style:family="table-cell" style:name="ce2">
      <style:table-cell-properties style:vertical-align="bottom" style:direction="ltr" fo:border-bottom="0.01764cm solid #000000" fo:wrap-option="wrap"/>
    </style:style>
    <style:style style:parent-style-name="716" style:family="paragraph" style:name="P128">
      <style:paragraph-properties/>
    </style:style>
    <style:style style:family="text" style:name="T253">
      <style:text-properties fo:font-size="14pt"/>
    </style:style>
    <style:style style:family="table-cell" style:name="ce3">
      <style:table-cell-properties style:vertical-align="bottom" style:direction="ltr" fo:wrap-option="wrap"/>
    </style:style>
    <style:style style:parent-style-name="716" style:family="paragraph" style:name="P129">
      <style:paragraph-properties fo:text-align="center"/>
    </style:style>
    <style:style style:family="text" style:name="T254">
      <style:text-properties fo:color="#000000" fo:font-size="14pt"/>
    </style:style>
    <style:style style:family="text" style:name="T255">
      <style:text-properties fo:font-size="14pt"/>
    </style:style>
    <style:style style:family="table-row" style:name="ro2">
      <style:table-row-properties style:min-row-height="1.083cm"/>
    </style:style>
    <style:style style:family="table-cell" style:name="ce4">
      <style:table-cell-properties style:vertical-align="bottom" style:direction="ltr" fo:wrap-option="wrap"/>
    </style:style>
    <style:style style:parent-style-name="716" style:family="paragraph" style:name="P130">
      <style:paragraph-properties/>
    </style:style>
    <style:style style:family="text" style:name="T256">
      <style:text-properties fo:font-size="14pt"/>
    </style:style>
    <style:style style:family="text" style:name="T257">
      <style:text-properties fo:font-size="14pt"/>
    </style:style>
    <style:style style:family="table-cell" style:name="ce5">
      <style:table-cell-properties style:vertical-align="bottom" style:direction="ltr" fo:border-top="0.01764cm solid #000000" fo:border-bottom="0.01764cm solid #000000" fo:wrap-option="wrap"/>
    </style:style>
    <style:style style:parent-style-name="716" style:family="paragraph" style:name="P131">
      <style:paragraph-properties/>
    </style:style>
    <style:style style:family="text" style:name="T258">
      <style:text-properties fo:font-size="14pt"/>
    </style:style>
    <style:style style:family="table-cell" style:name="ce6">
      <style:table-cell-properties style:vertical-align="bottom" style:direction="ltr" fo:wrap-option="wrap"/>
    </style:style>
    <style:style style:parent-style-name="716" style:family="paragraph" style:name="P132">
      <style:paragraph-properties fo:text-align="center"/>
    </style:style>
    <style:style style:family="text" style:name="T259">
      <style:text-properties fo:color="#000000" fo:font-size="14pt"/>
    </style:style>
    <style:style style:family="text" style:name="T260">
      <style:text-properties fo:font-size="14pt"/>
    </style:style>
    <style:style style:parent-style-name="716" style:family="paragraph" style:name="P133">
      <style:paragraph-properties fo:line-height="150%" fo:text-align="center"/>
    </style:style>
    <style:style style:family="text" style:name="T261">
      <style:text-properties fo:font-size="14pt"/>
    </style:style>
    <style:style style:parent-style-name="716" style:family="paragraph" style:name="P134">
      <style:paragraph-properties fo:line-height="150%" fo:text-align="center"/>
    </style:style>
    <style:style style:family="text" style:name="T262">
      <style:text-properties fo:font-size="14pt"/>
    </style:style>
    <style:style style:parent-style-name="716" style:family="paragraph" style:name="P135">
      <style:paragraph-properties fo:line-height="150%" fo:text-align="center"/>
    </style:style>
    <style:style style:family="text" style:name="T263">
      <style:text-properties fo:font-size="14pt"/>
    </style:style>
    <style:style style:parent-style-name="716" style:family="paragraph" style:name="P136">
      <style:paragraph-properties fo:line-height="150%" fo:text-align="center"/>
    </style:style>
    <style:style style:family="text" style:name="T264">
      <style:text-properties fo:text-transform="uppercase" fo:font-size="14pt" fo:font-weight="bold"/>
    </style:style>
    <style:style style:family="text" style:name="T265">
      <style:text-properties fo:text-transform="uppercase" fo:font-size="14pt" fo:font-weight="bold" fo:background-color="#ffff00"/>
    </style:style>
    <style:style style:parent-style-name="716" style:family="paragraph" style:name="P137">
      <style:paragraph-properties fo:line-height="150%" fo:text-align="justify" fo:margin-left="0cm" fo:margin-right="0cm" fo:text-indent="1.251cm" fo:break-before="page"/>
    </style:style>
    <style:style style:family="text" style:name="T266">
      <style:text-properties fo:font-size="14pt" fo:font-weight="bold"/>
    </style:style>
    <style:style style:family="text" style:name="T267">
      <style:text-properties fo:font-size="14pt" fo:font-weight="bold"/>
    </style:style>
    <style:style style:family="text" style:name="T268">
      <style:text-properties fo:font-size="14pt" fo:font-weight="bold"/>
    </style:style>
    <style:style style:family="text" style:name="T269">
      <style:text-properties fo:font-size="14pt" fo:font-weight="bold"/>
    </style:style>
    <style:style style:parent-style-name="716" style:family="paragraph" style:name="P138">
      <style:paragraph-properties fo:line-height="150%" fo:text-align="justify" fo:margin-left="0cm" fo:margin-right="0cm" fo:text-indent="1.251cm"/>
    </style:style>
    <style:style style:family="text" style:name="T270">
      <style:text-properties fo:color="#000000" fo:font-size="14pt"/>
    </style:style>
    <style:style style:family="text" style:name="T271">
      <style:text-properties fo:color="#000000" fo:font-size="14pt"/>
    </style:style>
    <style:style style:parent-style-name="716" style:family="paragraph" style:name="P139">
      <style:paragraph-properties fo:line-height="150%" fo:text-align="justify" fo:margin-left="0cm" fo:margin-right="0cm" fo:text-indent="1.251cm"/>
    </style:style>
    <style:style style:family="text" style:name="T272">
      <style:text-properties fo:font-size="14pt" fo:font-weight="bold"/>
    </style:style>
    <style:style style:family="paragraph" style:name="P140">
      <style:paragraph-properties fo:line-height="150%" fo:text-align="justify" fo:margin-left="0cm" fo:margin-right="0cm" fo:text-indent="0cm"/>
    </style:style>
    <style:style style:family="text" style:name="T273">
      <style:text-properties fo:color="#000000" fo:font-size="14pt"/>
    </style:style>
    <style:style style:family="text" style:name="T274">
      <style:text-properties fo:color="#000000" fo:font-size="14pt"/>
    </style:style>
    <style:style style:family="graphic" style:name="gr3">
      <style:graphic-properties style:wrap="run-through" fo:background-color="transparent"/>
    </style:style>
    <style:style style:family="graphic" style:name="gr4">
      <style:graphic-properties style:wrap="run-through" fo:background-color="transparent"/>
    </style:style>
    <style:style style:family="text" style:name="T275">
      <style:text-properties fo:color="#000000" fo:font-size="14pt"/>
    </style:style>
    <style:style style:family="paragraph" style:name="P141">
      <style:paragraph-properties fo:line-height="150%" fo:text-align="justify" fo:margin-left="0cm" fo:margin-right="0cm" fo:text-indent="0cm"/>
    </style:style>
    <style:style style:family="graphic" style:name="gr5">
      <style:graphic-properties style:wrap="run-through" fo:background-color="transparent"/>
    </style:style>
    <style:style style:family="paragraph" style:name="P142">
      <style:paragraph-properties fo:line-height="150%" fo:text-align="justify" fo:margin-left="0cm" fo:margin-right="0cm" fo:text-indent="0cm"/>
    </style:style>
    <style:style style:family="graphic" style:name="gr6">
      <style:graphic-properties style:wrap="run-through" fo:background-color="transparent"/>
    </style:style>
    <style:style style:family="paragraph" style:name="P143">
      <style:paragraph-properties fo:line-height="150%" fo:text-align="justify" fo:margin-left="0cm" fo:margin-right="0cm" fo:text-indent="0cm"/>
    </style:style>
    <style:style style:family="graphic" style:name="gr7">
      <style:graphic-properties style:wrap="run-through" fo:background-color="transparent"/>
    </style:style>
    <style:style style:family="paragraph" style:name="P144">
      <style:paragraph-properties fo:line-height="150%" fo:text-align="justify" fo:margin-left="0cm" fo:margin-right="0cm" fo:text-indent="0cm"/>
    </style:style>
    <style:style style:family="graphic" style:name="gr8">
      <style:graphic-properties style:wrap="run-through" fo:background-color="transparent"/>
    </style:style>
    <style:style style:family="paragraph" style:name="P145">
      <style:paragraph-properties fo:line-height="150%" fo:text-align="justify" fo:margin-left="0cm" fo:margin-right="0cm" fo:text-indent="0cm"/>
    </style:style>
    <style:style style:family="graphic" style:name="gr9">
      <style:graphic-properties style:wrap="run-through" fo:background-color="transparent"/>
    </style:style>
    <style:style style:family="paragraph" style:name="P146">
      <style:paragraph-properties fo:line-height="150%" fo:text-align="justify" fo:margin-left="0cm" fo:margin-right="0cm" fo:text-indent="1.251cm"/>
    </style:style>
    <style:style style:family="graphic" style:name="gr10">
      <style:graphic-properties style:wrap="run-through" fo:background-color="transparent"/>
    </style:style>
    <style:style style:family="paragraph" style:name="P147">
      <style:paragraph-properties fo:line-height="150%" fo:text-align="justify" fo:margin-left="0cm" fo:margin-right="0cm" fo:text-indent="0cm"/>
    </style:style>
    <style:style style:family="graphic" style:name="gr11">
      <style:graphic-properties style:wrap="run-through" fo:background-color="transparent"/>
    </style:style>
    <style:style style:family="paragraph" style:name="P148">
      <style:paragraph-properties fo:line-height="150%" fo:text-align="justify" fo:margin-left="0cm" fo:margin-right="0cm" fo:text-indent="0cm"/>
    </style:style>
    <style:style style:family="graphic" style:name="gr12">
      <style:graphic-properties style:wrap="run-through" fo:background-color="transparent"/>
    </style:style>
    <style:style style:family="paragraph" style:name="P149">
      <style:paragraph-properties fo:line-height="150%" fo:text-align="justify" fo:margin-left="0cm" fo:margin-right="0cm" fo:text-indent="0cm"/>
    </style:style>
    <style:style style:family="graphic" style:name="gr13">
      <style:graphic-properties style:wrap="run-through" fo:background-color="transparent"/>
    </style:style>
    <style:style style:family="paragraph" style:name="P150">
      <style:paragraph-properties fo:line-height="150%" fo:text-align="justify" fo:margin-left="0cm" fo:margin-right="0cm" fo:text-indent="0cm"/>
    </style:style>
    <style:style style:family="graphic" style:name="gr14">
      <style:graphic-properties style:wrap="run-through" fo:background-color="transparent"/>
    </style:style>
    <style:style style:family="graphic" style:name="gr15">
      <style:graphic-properties style:wrap="run-through" fo:background-color="transparent"/>
    </style:style>
    <style:style style:family="paragraph" style:name="P151">
      <style:paragraph-properties fo:line-height="150%" fo:text-align="justify" fo:margin-left="0cm" fo:margin-right="0cm" fo:text-indent="0cm"/>
    </style:style>
    <style:style style:family="graphic" style:name="gr16">
      <style:graphic-properties style:wrap="run-through" fo:background-color="transparent"/>
    </style:style>
    <style:style style:family="paragraph" style:name="P152">
      <style:paragraph-properties fo:line-height="150%" fo:text-align="justify" fo:margin-left="0cm" fo:margin-right="0cm" fo:text-indent="0cm"/>
    </style:style>
    <style:style style:family="graphic" style:name="gr17">
      <style:graphic-properties style:wrap="run-through" fo:background-color="transparent"/>
    </style:style>
    <style:style style:family="paragraph" style:name="P153">
      <style:paragraph-properties fo:line-height="150%" fo:text-align="justify" fo:margin-left="0cm" fo:margin-right="0cm" fo:text-indent="0cm"/>
    </style:style>
    <style:style style:family="paragraph" style:name="P154">
      <style:paragraph-properties fo:line-height="150%" fo:text-align="justify" fo:margin-left="0cm" fo:margin-right="0cm" fo:text-indent="0cm"/>
    </style:style>
    <style:style style:family="paragraph" style:name="P155">
      <style:paragraph-properties fo:line-height="150%" fo:text-align="justify" fo:margin-left="0cm" fo:margin-right="0cm" fo:text-indent="0cm"/>
    </style:style>
    <style:style style:family="graphic" style:name="gr18">
      <style:graphic-properties style:wrap="run-through" fo:background-color="transparent"/>
    </style:style>
    <style:style style:family="graphic" style:name="gr19">
      <style:graphic-properties style:wrap="run-through" fo:background-color="transparent"/>
    </style:style>
    <style:style style:family="paragraph" style:name="P156">
      <style:paragraph-properties fo:line-height="150%" fo:text-align="justify" fo:margin-left="0cm" fo:margin-right="0cm" fo:text-indent="0cm"/>
    </style:style>
    <style:style style:family="graphic" style:name="gr20">
      <style:graphic-properties style:wrap="run-through" fo:background-color="transparent"/>
    </style:style>
    <style:style style:family="paragraph" style:name="P157">
      <style:paragraph-properties fo:line-height="150%" fo:text-align="justify" fo:margin-left="0cm" fo:margin-right="0cm" fo:text-indent="0cm"/>
    </style:style>
    <style:style style:family="graphic" style:name="gr21">
      <style:graphic-properties style:wrap="run-through" fo:background-color="transparent"/>
    </style:style>
    <style:style style:family="graphic" style:name="gr22">
      <style:graphic-properties style:wrap="run-through" fo:background-color="transparent"/>
    </style:style>
    <style:style style:family="graphic" style:name="gr23">
      <style:graphic-properties style:wrap="run-through" fo:background-color="transparent"/>
    </style:style>
    <style:style style:family="paragraph" style:name="P158">
      <style:paragraph-properties fo:line-height="150%" fo:text-align="justify" fo:margin-left="0cm" fo:margin-right="0cm" fo:text-indent="0cm"/>
    </style:style>
    <style:style style:family="graphic" style:name="gr24">
      <style:graphic-properties style:wrap="run-through" fo:background-color="transparent"/>
    </style:style>
    <style:style style:family="graphic" style:name="gr25">
      <style:graphic-properties style:wrap="run-through" fo:background-color="transparent"/>
    </style:style>
    <style:style style:family="graphic" style:name="gr26">
      <style:graphic-properties style:wrap="run-through" fo:background-color="transparent"/>
    </style:style>
    <style:style style:family="text" style:name="T276">
      <style:text-properties fo:font-size="14pt" fo:font-weight="bold"/>
    </style:style>
    <style:style style:family="paragraph" style:name="P159">
      <style:paragraph-properties fo:line-height="150%" fo:text-align="justify" fo:margin-left="0cm" fo:margin-right="0cm" fo:text-indent="0cm"/>
    </style:style>
    <style:style style:family="paragraph" style:name="P160">
      <style:paragraph-properties fo:line-height="150%" fo:text-align="justify" fo:margin-left="0cm" fo:margin-right="0cm" fo:text-indent="0cm"/>
    </style:style>
    <style:style style:family="graphic" style:name="gr27">
      <style:graphic-properties style:wrap="run-through" fo:background-color="transparent"/>
    </style:style>
    <style:style style:family="paragraph" style:name="P161">
      <style:paragraph-properties fo:line-height="150%" fo:text-align="justify" fo:margin-left="0cm" fo:margin-right="0cm" fo:text-indent="0cm"/>
    </style:style>
    <style:style style:family="graphic" style:name="gr28">
      <style:graphic-properties style:wrap="run-through" fo:background-color="transparent"/>
    </style:style>
    <style:style style:family="graphic" style:name="gr29">
      <style:graphic-properties style:wrap="run-through" fo:background-color="transparent"/>
    </style:style>
    <style:style style:family="graphic" style:name="gr30">
      <style:graphic-properties style:wrap="run-through" fo:background-color="transparent"/>
    </style:style>
    <style:style style:family="paragraph" style:name="P162">
      <style:paragraph-properties fo:line-height="150%" fo:text-align="justify" fo:margin-left="0cm" fo:margin-right="0cm" fo:text-indent="0cm"/>
    </style:style>
    <style:style style:family="graphic" style:name="gr31">
      <style:graphic-properties style:wrap="run-through" fo:background-color="transparent"/>
    </style:style>
    <style:style style:family="paragraph" style:name="P163">
      <style:paragraph-properties fo:line-height="150%" fo:text-align="justify" fo:margin-left="0cm" fo:margin-right="0cm" fo:text-indent="0cm"/>
    </style:style>
    <style:style style:family="paragraph" style:name="P164">
      <style:paragraph-properties fo:line-height="150%" fo:text-align="justify" fo:margin-left="0cm" fo:margin-right="0cm" fo:text-indent="0cm"/>
    </style:style>
    <style:style style:family="graphic" style:name="gr32">
      <style:graphic-properties style:wrap="run-through" fo:background-color="transparent"/>
    </style:style>
    <style:style style:family="graphic" style:name="gr33">
      <style:graphic-properties style:wrap="run-through" fo:background-color="transparent"/>
    </style:style>
    <style:style style:family="graphic" style:name="gr34">
      <style:graphic-properties style:wrap="run-through" fo:background-color="transparent"/>
    </style:style>
    <style:style style:family="graphic" style:name="gr35">
      <style:graphic-properties style:wrap="run-through" fo:background-color="transparent"/>
    </style:style>
    <style:style style:family="paragraph" style:name="P165">
      <style:paragraph-properties fo:line-height="150%" fo:text-align="justify" fo:margin-left="0cm" fo:margin-right="0cm" fo:text-indent="0cm"/>
    </style:style>
    <style:style style:family="paragraph" style:name="P166">
      <style:text-properties/>
      <style:paragraph-properties fo:line-height="150%" fo:text-align="justify" fo:margin-left="0cm" fo:margin-right="0cm" fo:text-indent="0cm"/>
    </style:style>
    <style:style style:family="graphic" style:name="gr36">
      <style:graphic-properties style:wrap="run-through" fo:background-color="transparent"/>
    </style:style>
    <style:style style:family="graphic" style:name="gr37">
      <style:graphic-properties style:wrap="run-through" fo:background-color="transparent"/>
    </style:style>
    <style:style style:family="graphic" style:name="gr38">
      <style:graphic-properties style:wrap="run-through" fo:background-color="transparent"/>
    </style:style>
    <style:style style:family="graphic" style:name="gr39">
      <style:graphic-properties style:wrap="run-through" fo:background-color="transparent"/>
    </style:style>
    <style:style style:family="paragraph" style:name="P167">
      <style:text-properties/>
      <style:paragraph-properties fo:line-height="150%" fo:text-align="justify" fo:margin-left="0cm" fo:margin-right="0cm" fo:text-indent="0cm"/>
    </style:style>
    <style:style style:family="text" style:name="T277">
      <style:text-properties/>
    </style:style>
    <style:style style:family="graphic" style:name="gr40">
      <style:graphic-properties style:wrap="run-through" fo:background-color="transparent"/>
    </style:style>
    <style:style style:family="text" style:name="T278">
      <style:text-properties/>
    </style:style>
    <style:style style:family="text" style:name="T279">
      <style:text-properties/>
    </style:style>
    <style:style style:family="paragraph" style:name="P168">
      <style:text-properties/>
      <style:paragraph-properties fo:line-height="150%" fo:text-align="justify" fo:margin-left="0cm" fo:margin-right="0cm" fo:text-indent="0cm"/>
    </style:style>
    <style:style style:family="text" style:name="T280">
      <style:text-properties/>
    </style:style>
    <style:style style:family="graphic" style:name="gr41">
      <style:graphic-properties style:wrap="run-through" fo:background-color="transparent"/>
    </style:style>
    <style:style style:family="text" style:name="T281">
      <style:text-properties/>
    </style:style>
    <style:style style:family="text" style:name="T282">
      <style:text-properties/>
    </style:style>
    <style:style style:family="graphic" style:name="gr42">
      <style:graphic-properties style:wrap="run-through" fo:background-color="transparent"/>
    </style:style>
    <style:style style:family="text" style:name="T283">
      <style:text-properties/>
    </style:style>
    <style:style style:family="text" style:name="T284">
      <style:text-properties/>
    </style:style>
    <style:style style:family="paragraph" style:name="P169">
      <style:text-properties/>
      <style:paragraph-properties fo:line-height="150%" fo:text-align="justify" fo:margin-left="0cm" fo:margin-right="0cm" fo:text-indent="0cm"/>
    </style:style>
    <style:style style:family="text" style:name="T285">
      <style:text-properties/>
    </style:style>
    <style:style style:family="graphic" style:name="gr43">
      <style:graphic-properties style:wrap="run-through" fo:background-color="transparent"/>
    </style:style>
    <style:style style:family="text" style:name="T286">
      <style:text-properties/>
    </style:style>
    <style:style style:family="text" style:name="T287">
      <style:text-properties/>
    </style:style>
    <style:style style:family="graphic" style:name="gr44">
      <style:graphic-properties style:wrap="run-through" fo:background-color="transparent"/>
    </style:style>
    <style:style style:family="text" style:name="T288">
      <style:text-properties/>
    </style:style>
    <style:style style:family="text" style:name="T289">
      <style:text-properties/>
    </style:style>
    <style:style style:family="paragraph" style:name="P170">
      <style:paragraph-properties fo:line-height="150%" fo:text-align="justify" fo:margin-left="0cm" fo:margin-right="0cm" fo:text-indent="0cm"/>
    </style:style>
    <style:style style:family="text" style:name="T290">
      <style:text-properties/>
    </style:style>
    <style:style style:family="graphic" style:name="gr45">
      <style:graphic-properties style:wrap="run-through" fo:background-color="transparent"/>
    </style:style>
    <style:style style:family="text" style:name="T291">
      <style:text-properties/>
    </style:style>
    <style:style style:family="paragraph" style:name="P171">
      <style:paragraph-properties fo:line-height="150%" fo:text-align="justify" fo:margin-left="0cm" fo:margin-right="0cm" fo:text-indent="1.251cm"/>
    </style:style>
    <style:style style:family="text" style:name="T292">
      <style:text-properties/>
    </style:style>
    <style:style style:family="paragraph" style:name="P172">
      <style:paragraph-properties fo:line-height="150%" fo:text-align="justify" fo:margin-left="0cm" fo:margin-right="0cm" fo:text-indent="1.251cm"/>
    </style:style>
    <style:style style:family="text" style:name="T293">
      <style:text-properties/>
    </style:style>
    <style:style style:family="paragraph" style:name="P173">
      <style:paragraph-properties fo:line-height="150%" fo:text-align="justify" fo:margin-left="0cm" fo:margin-right="0cm" fo:text-indent="1.251cm"/>
    </style:style>
    <style:style style:family="text" style:name="T294">
      <style:text-properties/>
    </style:style>
    <style:style style:family="paragraph" style:name="P174">
      <style:paragraph-properties fo:line-height="150%" fo:text-align="justify" fo:margin-left="0cm" fo:margin-right="0cm" fo:text-indent="1.251cm"/>
    </style:style>
    <style:style style:family="text" style:name="T295">
      <style:text-properties/>
    </style:style>
    <style:style style:family="text" style:name="T296">
      <style:text-properties/>
    </style:style>
    <style:style style:family="text" style:name="T297">
      <style:text-properties/>
    </style:style>
    <style:style style:family="text" style:name="T298">
      <style:text-properties/>
    </style:style>
    <style:style style:family="paragraph" style:name="P175">
      <style:text-properties/>
      <style:paragraph-properties fo:line-height="150%" fo:text-align="justify" fo:margin-left="0cm" fo:margin-right="0cm" fo:text-indent="0cm"/>
    </style:style>
    <style:style style:family="paragraph" style:name="P176">
      <style:text-properties/>
      <style:paragraph-properties fo:line-height="150%" fo:text-align="justify" fo:margin-left="0cm" fo:margin-right="0cm" fo:text-indent="0cm"/>
    </style:style>
    <style:style style:family="text" style:name="T299">
      <style:text-properties/>
    </style:style>
    <style:style style:family="text" style:name="T300">
      <style:text-properties/>
    </style:style>
    <style:style style:family="paragraph" style:name="P177">
      <style:text-properties/>
      <style:paragraph-properties fo:line-height="150%" fo:text-align="justify" fo:margin-left="0cm" fo:margin-right="0cm" fo:text-indent="0cm"/>
    </style:style>
    <style:style style:family="graphic" style:name="gr46">
      <style:graphic-properties style:wrap="run-through" fo:background-color="transparent"/>
    </style:style>
    <style:style style:family="graphic" style:name="gr47">
      <style:graphic-properties style:wrap="run-through" fo:background-color="transparent"/>
    </style:style>
    <style:style style:family="graphic" style:name="gr48">
      <style:graphic-properties style:wrap="run-through" fo:background-color="transparent"/>
    </style:style>
    <style:style style:family="graphic" style:name="gr49">
      <style:graphic-properties style:wrap="run-through" fo:background-color="transparent"/>
    </style:style>
    <style:style style:family="text" style:name="T301">
      <style:text-properties/>
    </style:style>
    <style:style style:family="paragraph" style:name="P178">
      <style:text-properties/>
      <style:paragraph-properties fo:line-height="150%" fo:text-align="justify" fo:margin-left="0cm" fo:margin-right="0cm" fo:text-indent="0cm"/>
    </style:style>
    <style:style style:family="text" style:name="T302">
      <style:text-properties/>
    </style:style>
    <style:style style:family="graphic" style:name="gr50">
      <style:graphic-properties style:wrap="run-through" fo:background-color="transparent"/>
    </style:style>
    <style:style style:family="text" style:name="T303">
      <style:text-properties/>
    </style:style>
    <style:style style:family="graphic" style:name="gr51">
      <style:graphic-properties style:wrap="run-through" fo:background-color="transparent"/>
    </style:style>
    <style:style style:family="text" style:name="T304">
      <style:text-properties/>
    </style:style>
    <style:style style:family="text" style:name="T305">
      <style:text-properties/>
    </style:style>
    <style:style style:family="paragraph" style:name="P179">
      <style:paragraph-properties fo:line-height="150%" fo:text-align="justify" fo:margin-left="0cm" fo:margin-right="0cm" fo:text-indent="0cm"/>
    </style:style>
    <style:style style:family="text" style:name="T306">
      <style:text-properties/>
    </style:style>
    <style:style style:family="graphic" style:name="gr52">
      <style:graphic-properties style:wrap="run-through" fo:background-color="transparent"/>
    </style:style>
    <style:style style:family="text" style:name="T307">
      <style:text-properties/>
    </style:style>
    <style:style style:family="text" style:name="T308">
      <style:text-properties/>
    </style:style>
  </office:automatic-styles>
  <office:body>
    <office:text text:use-soft-page-breaks="true">
      <text:p text:style-name="P102"><text:span text:style-name="T221">МИНОБРНАУКИ РОССИИ</text:span><text:span/></text:p>
      <text:p text:style-name="P108"><text:span text:style-name="T222">Санкт-Петербургский государственный</text:span><text:span/></text:p>
      <text:p text:style-name="P109"><text:span text:style-name="T223">электротехнический университет</text:span><text:span text:style-name="T224"/><text:span/></text:p>
      <text:p text:style-name="P110"><text:span text:style-name="T225">«ЛЭТИ» им. В.И. Ульянова (Ленина)</text:span><text:span/></text:p>
      <text:p text:style-name="P111"><text:span text:style-name="T226">Кафедра АМ </text:span><text:span text:style-name="T227"/><text:span/></text:p>
      <text:p text:style-name="P112"><text:span text:style-name="T228"/><text:span/></text:p>
      <text:p text:style-name="P113"><text:span text:style-name="T229"/><text:span/></text:p>
      <text:p text:style-name="P114"><text:span text:style-name="T230"/><text:span/></text:p>
      <text:p text:style-name="P115"><text:span text:style-name="T231"/><text:span/></text:p>
      <text:p text:style-name="P116"><text:span text:style-name="T232"/><text:span/></text:p>
      <text:p text:style-name="P117"><text:span text:style-name="T233">отчет</text:span><text:span text:style-name="T234"/><text:span/></text:p>
      <text:p text:style-name="P118"><text:span text:style-name="T235">по индивидуальному </text:span><text:span text:style-name="T236">домашнему заданию №2</text:span><text:span text:style-name="T237"/><text:span/></text:p>
      <text:p text:style-name="P119"><text:span text:style-name="T238">по дисциплине </text:span><text:span text:style-name="T239">«Элементы функционального анализа</text:span><text:span text:style-name="T240">»</text:span><text:span text:style-name="T241"/><text:span/></text:p>
      <text:p text:style-name="P120"><text:span text:style-name="T242">Тема: Норма линейного оператора</text:span><text:span text:style-name="T243"/><text:span/></text:p>
      <text:p text:style-name="P121"><text:span text:style-name="T244"/><text:span/></text:p>
      <text:p text:style-name="P122"><text:span text:style-name="T245"/><text:span/></text:p>
      <text:p text:style-name="P123"><text:span text:style-name="T246"/><text:span/></text:p>
      <text:p text:style-name="P124"><text:span text:style-name="T247"/><text:span/></text:p>
      <text:p text:style-name="P125"><text:span text:style-name="T248"/><text:span/></text:p>
      <text:p text:style-name="P126"><text:span text:style-name="T249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127"><text:span text:style-name="T250">Студент</text:span><text:span text:style-name="T251"> гр. 9383</text:span><text:span text:style-name="T252"/><text:span/></text:p>
          </table:table-cell>
          <table:table-cell table:style-name="ce2">
            <text:p text:style-name="P128"><text:span text:style-name="T253"/><text:span/></text:p>
          </table:table-cell>
          <table:table-cell table:style-name="ce3">
            <text:p text:style-name="P129"><text:span text:style-name="T254">Ноздрин В.Я.</text:span><text:span text:style-name="T255"/><text:span/></text:p>
          </table:table-cell>
        </table:table-row>
        <table:table-row table:style-name="ro2">
          <table:table-cell table:style-name="ce4">
            <text:p text:style-name="P130"><text:span text:style-name="T256">Преподаватель</text:span><text:span text:style-name="T257"/><text:span/></text:p>
          </table:table-cell>
          <table:table-cell table:style-name="ce5">
            <text:p text:style-name="P131"><text:span text:style-name="T258"/><text:span/></text:p>
          </table:table-cell>
          <table:table-cell table:style-name="ce6">
            <text:p text:style-name="P132"><text:span text:style-name="T259">Коточигов А.М.</text:span><text:span text:style-name="T260"/><text:span/></text:p>
          </table:table-cell>
        </table:table-row>
      </table:table>
      <text:p text:style-name="P133"><text:span text:style-name="T261"/><text:span/></text:p>
      <text:p text:style-name="P134"><text:span text:style-name="T262"/><text:span/></text:p>
      <text:p text:style-name="P135"><text:span text:style-name="T263">Санкт-Петербург</text:span><text:span/></text:p>
      <text:p text:style-name="P136"><text:span text:style-name="T264">2022</text:span><text:span text:style-name="T265"/><text:span/></text:p>
      <text:p text:style-name="P137"><text:span text:style-name="T266"/><text:span text:style-name="T267">Ц</text:span><text:span text:style-name="T268">ель работы.</text:span><text:span text:style-name="T269"/><text:span/></text:p>
      <text:p text:style-name="P138"><text:span text:style-name="T270">Вычислить норму линейного оператора матрицы</text:span><text:span text:style-name="T271"/><text:span/></text:p>
      <text:p text:style-name="P139"><text:span text:style-name="T272">Выполнение работы.</text:span><text:span/></text:p>
      <text:p text:style-name="P140"><text:span text:style-name="T273"/><text:span text:style-name="T274"/><draw:frame draw:style-name="gr3" text:anchor-type="as-char"><draw:object xlink:href="./Object 1" xlink:type="simple" xlink:show="embed" xlink:actuate="onLoad"/></draw:frame><text:span> — матрица линейного оператора </text:span><draw:frame draw:style-name="gr4" text:anchor-type="as-char"><draw:object xlink:href="./Object 2" xlink:type="simple" xlink:show="embed" xlink:actuate="onLoad"/></draw:frame><text:span><text:s/></text:span><text:span text:style-name="T275"/><text:span/></text:p>
      <text:p text:style-name="P141"><text:span>Норма A в пространстве </text:span><draw:frame draw:style-name="gr5" text:anchor-type="as-char"><draw:object xlink:href="./Object 3" xlink:type="simple" xlink:show="embed" xlink:actuate="onLoad"/></draw:frame><text:span> вычисляется как максимальная сумма в столбцах матрицы.</text:span><text:span/></text:p>
      <text:p text:style-name="P142"><text:span/><draw:frame draw:style-name="gr6" text:anchor-type="as-char"><draw:object xlink:href="./Object 4" xlink:type="simple" xlink:show="embed" xlink:actuate="onLoad"/></draw:frame><text:span/><text:span/></text:p>
      <text:p text:style-name="P143"><text:span>Суммы равны соответственно 79/4, 95/8, -11/4 и 79/8. Откуда </text:span><draw:frame draw:style-name="gr7" text:anchor-type="as-char"><draw:object xlink:href="./Object 5" xlink:type="simple" xlink:show="embed" xlink:actuate="onLoad"/></draw:frame><text:span/><text:span/></text:p>
      <text:p text:style-name="P144"><text:span>Достигается на векторе </text:span><draw:frame draw:style-name="gr8" text:anchor-type="as-char"><draw:object xlink:href="./Object 6" xlink:type="simple" xlink:show="embed" xlink:actuate="onLoad"/></draw:frame><text:span/><text:span/></text:p>
      <text:p text:style-name="P145"><text:span>Норма A в пространстве </text:span><draw:frame draw:style-name="gr9" text:anchor-type="as-char"><draw:object xlink:href="./Object 7" xlink:type="simple" xlink:show="embed" xlink:actuate="onLoad"/></draw:frame><text:span> вычисляется как максимальная сумма в строчках матрицы.</text:span><text:span/></text:p>
      <text:p text:style-name="P146"><text:span/><draw:frame draw:style-name="gr10" text:anchor-type="as-char"><draw:object xlink:href="./Object 8" xlink:type="simple" xlink:show="embed" xlink:actuate="onLoad"/></draw:frame><text:span/><text:span/></text:p>
      <text:p text:style-name="P147"><text:span>Суммы равны соответственно 45/4, 21/2, 6 и 35/4. Откуда </text:span><draw:frame draw:style-name="gr11" text:anchor-type="as-char"><draw:object xlink:href="./Object 9" xlink:type="simple" xlink:show="embed" xlink:actuate="onLoad"/></draw:frame><text:span/><text:span/></text:p>
      <text:p text:style-name="P148"><text:span>Достигается на векторе </text:span><draw:frame draw:style-name="gr12" text:anchor-type="as-char"><draw:object xlink:href="./Object 10" xlink:type="simple" xlink:show="embed" xlink:actuate="onLoad"/></draw:frame><text:span/><text:span/></text:p>
      <text:p text:style-name="P149"><text:span/><draw:frame draw:style-name="gr13" text:anchor-type="as-char"><draw:object xlink:href="./Object 11" xlink:type="simple" xlink:show="embed" xlink:actuate="onLoad"/></draw:frame><text:span><text:s/></text:span><text:span>— матрица </text:span><text:span>обратного оператора.</text:span><text:span/></text:p>
      <text:p text:style-name="P150"><text:span>Нормы в пространствах </text:span><draw:frame draw:style-name="gr14" text:anchor-type="as-char"><draw:object xlink:href="./Object 12" xlink:type="simple" xlink:show="embed" xlink:actuate="onLoad"/></draw:frame><text:span> и </text:span><draw:frame draw:style-name="gr15" text:anchor-type="as-char"><draw:object xlink:href="./Object 13" xlink:type="simple" xlink:show="embed" xlink:actuate="onLoad"/></draw:frame><text:span> равны соответственно </text:span><text:span>0.484375 и </text:span><text:span>0.40625.</text:span><text:span/></text:p>
      <text:p text:style-name="P151"><text:span>Достигаются на векторах </text:span><draw:frame draw:style-name="gr16" text:anchor-type="as-char"><draw:object xlink:href="./Object 14" xlink:type="simple" xlink:show="embed" xlink:actuate="onLoad"/></draw:frame><text:span/><text:span/></text:p>
      <text:p text:style-name="P152"><text:span>и </text:span><draw:frame draw:style-name="gr17" text:anchor-type="as-char"><draw:object xlink:href="./Object 15" xlink:type="simple" xlink:show="embed" xlink:actuate="onLoad"/></draw:frame><text:span><text:s/></text:span><text:span/></text:p>
      <text:p text:style-name="P153"><text:span>Суммы по столбцам равны</text:span><text:span><text:s/></text:span><text:span>-0.171875, <text:tab/>0.0390625, <text:tab/>0.484375, <text:tab/>0.2890625.</text:span><text:span/></text:p>
      <text:p text:style-name="P154"><text:span>Суммы по строкам равны</text:span><text:span><text:s/></text:span><text:span><text:tab/>-0.09375, <text:tab/>0.1875, <text:tab/>0.140625, <text:tab/>0.40625.</text:span><text:span/></text:p>
      <text:p text:style-name="P155"><text:span/><draw:frame draw:style-name="gr18" text:anchor-type="as-char"><draw:object xlink:href="./Object 16" xlink:type="simple" xlink:show="embed" xlink:actuate="onLoad"/></draw:frame><text:span><text:tab/></text:span><draw:frame draw:style-name="gr19" text:anchor-type="as-char"><draw:object xlink:href="./Object 17" xlink:type="simple" xlink:show="embed" xlink:actuate="onLoad"/></draw:frame><text:span/><text:span/></text:p>
      <text:p text:style-name="P156"><text:span>Число обусловленности оператора A определяется как </text:span><draw:frame draw:style-name="gr20" text:anchor-type="as-char"><draw:object xlink:href="./Object 18" xlink:type="simple" xlink:show="embed" xlink:actuate="onLoad"/></draw:frame><text:span/><text:span/></text:p>
      <text:p text:style-name="P157"><text:span>И равно </text:span><draw:frame draw:style-name="gr21" text:anchor-type="as-char"><draw:object xlink:href="./Object 19" xlink:type="simple" xlink:show="embed" xlink:actuate="onLoad"/></draw:frame><text:span>*</text:span><draw:frame draw:style-name="gr22" text:anchor-type="as-char"><draw:object xlink:href="./Object 20" xlink:type="simple" xlink:show="embed" xlink:actuate="onLoad"/></draw:frame><text:span>=9.56640625 в пространстве </text:span><text:span><text:s/></text:span><draw:frame draw:style-name="gr23" text:anchor-type="as-char"><draw:object xlink:href="./Object 21" xlink:type="simple" xlink:show="embed" xlink:actuate="onLoad"/></draw:frame><text:span/><text:span/></text:p>
      <text:p text:style-name="P158"><text:span>И </text:span><draw:frame draw:style-name="gr24" text:anchor-type="as-char"><draw:object xlink:href="./Object 22" xlink:type="simple" xlink:show="embed" xlink:actuate="onLoad"/></draw:frame><text:span>*</text:span><draw:frame draw:style-name="gr25" text:anchor-type="as-char"><draw:object xlink:href="./Object 23" xlink:type="simple" xlink:show="embed" xlink:actuate="onLoad"/></draw:frame><text:span>=4.5703125 в пространстве </text:span><draw:frame draw:style-name="gr26" text:anchor-type="as-char"><draw:object xlink:href="./Object 24" xlink:type="simple" xlink:show="embed" xlink:actuate="onLoad"/></draw:frame><text:span text:style-name="T276"/><text:span/></text:p>
      <text:p text:style-name="P159"><text:span/><text:span/></text:p>
      <text:p text:style-name="P160"><text:span>Теперь составим матрицу </text:span><draw:frame draw:style-name="gr27" text:anchor-type="as-char"><draw:object xlink:href="./Object 25" xlink:type="simple" xlink:show="embed" xlink:actuate="onLoad"/></draw:frame><text:span/><text:span/></text:p>
      <text:p text:style-name="P161"><text:span/><draw:frame draw:style-name="gr28" text:anchor-type="as-char"><draw:object xlink:href="./Object 26" xlink:type="simple" xlink:show="embed" xlink:actuate="onLoad"/></draw:frame><text:span><text:s/><text:tab/></text:span><draw:frame draw:style-name="gr29" text:anchor-type="as-char"><draw:object xlink:href="./Object 27" xlink:type="simple" xlink:show="embed" xlink:actuate="onLoad"/></draw:frame><text:span><text:tab/></text:span><draw:frame draw:style-name="gr30" text:anchor-type="as-char"><draw:object xlink:href="./Object 28" xlink:type="simple" xlink:show="embed" xlink:actuate="onLoad"/></draw:frame><text:span/><text:span/></text:p>
      <text:p text:style-name="P162"><text:span/><draw:frame draw:style-name="gr31" text:anchor-type="as-char"><draw:object xlink:href="./Object 29" xlink:type="simple" xlink:show="embed" xlink:actuate="onLoad"/></draw:frame><text:span>, <text:tab/>матрица положительно определена.</text:span><text:span/></text:p>
      <text:p text:style-name="P163"><text:span>Собственные числа равны</text:span><text:span/></text:p>
      <text:p text:style-name="P164"><text:span/><text:span/><draw:frame draw:style-name="gr32" text:anchor-type="as-char"><draw:object xlink:href="./Object 30" xlink:type="simple" xlink:show="embed" xlink:actuate="onLoad"/></draw:frame><text:span><text:tab/></text:span><text:span/><draw:frame draw:style-name="gr33" text:anchor-type="as-char"><draw:object xlink:href="./Object 31" xlink:type="simple" xlink:show="embed" xlink:actuate="onLoad"/></draw:frame><text:span><text:tab/></text:span><text:span/><draw:frame draw:style-name="gr34" text:anchor-type="as-char"><draw:object xlink:href="./Object 32" xlink:type="simple" xlink:show="embed" xlink:actuate="onLoad"/></draw:frame><text:span><text:tab/></text:span><text:span/><text:span/><text:span/><draw:frame draw:style-name="gr35" text:anchor-type="as-char"><draw:object xlink:href="./Object 33" xlink:type="simple" xlink:show="embed" xlink:actuate="onLoad"/></draw:frame><text:span/><text:span/></text:p>
      <text:p text:style-name="P165"><text:span>Собственные вектора</text:span><text:span/></text:p>
      <text:p text:style-name="P166"><text:span/><text:span/><draw:frame draw:style-name="gr36" text:anchor-type="as-char"><draw:object xlink:href="./Object 34" xlink:type="simple" xlink:show="embed" xlink:actuate="onLoad"/></draw:frame><text:span><text:tab/></text:span><text:span/><draw:frame draw:style-name="gr37" text:anchor-type="as-char"><draw:object xlink:href="./Object 35" xlink:type="simple" xlink:show="embed" xlink:actuate="onLoad"/></draw:frame><text:span><text:tab/></text:span><text:span/><draw:frame draw:style-name="gr38" text:anchor-type="as-char"><draw:object xlink:href="./Object 36" xlink:type="simple" xlink:show="embed" xlink:actuate="onLoad"/></draw:frame><text:span><text:tab/></text:span><text:span/><text:span/><text:span/><draw:frame draw:style-name="gr39" text:anchor-type="as-char"><draw:object xlink:href="./Object 37" xlink:type="simple" xlink:show="embed" xlink:actuate="onLoad"/></draw:frame><text:span/><text:span/></text:p>
      <text:p text:style-name="P167"><text:span text:style-name="T277">Теперь найдем число обусловленности оператора A в пространстве </text:span><text:span/><draw:frame draw:style-name="gr40" text:anchor-type="as-char"><draw:object xlink:href="./Object 38" xlink:type="simple" xlink:show="embed" xlink:actuate="onLoad"/></draw:frame><text:span/><text:span text:style-name="T278">.</text:span><text:span text:style-name="T279"/></text:p>
      <text:p text:style-name="P168"><text:span text:style-name="T280">Норма </text:span><text:span/><draw:frame draw:style-name="gr41" text:anchor-type="as-char"><draw:object xlink:href="./Object 39" xlink:type="simple" xlink:show="embed" xlink:actuate="onLoad"/></draw:frame><text:span text:style-name="T281"> в </text:span><text:span text:style-name="T282"/><text:span/><draw:frame draw:style-name="gr42" text:anchor-type="as-char"><draw:object xlink:href="./Object 40" xlink:type="simple" xlink:show="embed" xlink:actuate="onLoad"/></draw:frame><text:span> это максимум из собственных чисел матрицы G, то есть </text:span><text:span text:style-name="T283">459.741</text:span><text:span text:style-name="T284"/></text:p>
      <text:p text:style-name="P169"><text:span text:style-name="T285">Далее вычислим норму </text:span><text:span/><draw:frame draw:style-name="gr43" text:anchor-type="as-char"><draw:object xlink:href="./Object 41" xlink:type="simple" xlink:show="embed" xlink:actuate="onLoad"/></draw:frame><text:span/><text:span text:style-name="T286"> в </text:span><text:span text:style-name="T287"/><text:span/><draw:frame draw:style-name="gr44" text:anchor-type="as-char"><draw:object xlink:href="./Object 42" xlink:type="simple" xlink:show="embed" xlink:actuate="onLoad"/></draw:frame><text:span text:style-name="T288"/><text:span text:style-name="T289"/></text:p>
      <text:p text:style-name="P170"><text:span text:style-name="T290"/><text:span/><draw:frame draw:style-name="gr45" text:anchor-type="as-char"><draw:object xlink:href="./Object 43" xlink:type="simple" xlink:show="embed" xlink:actuate="onLoad"/></draw:frame><text:span> =</text:span><text:span text:style-name="T291"> {</text:span><text:span/></text:p>
      <text:p text:style-name="P171"><text:span text:style-name="T292"> 493/2048<text:tab/>-81/512<text:tab/>-109/4096<text:tab/>-631/2048</text:span><text:span/></text:p>
      <text:p text:style-name="P172"><text:span text:style-name="T293"><text:s text:c="2"/>-81/512<text:tab/> 33/256<text:tab/><text:s text:c="2"/>19/1024<text:tab/><text:s text:c="3"/>95/512</text:span><text:span/></text:p>
      <text:p text:style-name="P173"><text:span text:style-name="T294">-109/4096<text:tab/>19/1024<text:tab/> 101/8192<text:tab/> 199/4096</text:span><text:span/></text:p>
      <text:p text:style-name="P174"><text:span text:style-name="T295">-631/2048<text:tab/> 95/512<text:tab/> 199/4096<text:tab/> 917/2048</text:span><text:span/><text:span text:style-name="T296"/><text:span text:style-name="T297"/><text:span text:style-name="T298"/></text:p>
      <text:p text:style-name="P175"><text:span>}</text:span><text:span/></text:p>
      <text:p text:style-name="P176"><text:span text:style-name="T299">Собственные числа равны </text:span><text:span text:style-name="T300"/></text:p>
      <text:p text:style-name="P177"><text:span/><text:span/><draw:frame draw:style-name="gr46" text:anchor-type="as-char"><draw:object xlink:href="./Object 44" xlink:type="simple" xlink:show="embed" xlink:actuate="onLoad"/></draw:frame><text:span><text:tab/></text:span><text:span/><draw:frame draw:style-name="gr47" text:anchor-type="as-char"><draw:object xlink:href="./Object 45" xlink:type="simple" xlink:show="embed" xlink:actuate="onLoad"/></draw:frame><text:span><text:tab/></text:span><text:span/><draw:frame draw:style-name="gr48" text:anchor-type="as-char"><draw:object xlink:href="./Object 46" xlink:type="simple" xlink:show="embed" xlink:actuate="onLoad"/></draw:frame><text:span><text:tab/></text:span><text:span/><draw:frame draw:style-name="gr49" text:anchor-type="as-char"><draw:object xlink:href="./Object 47" xlink:type="simple" xlink:show="embed" xlink:actuate="onLoad"/></draw:frame><text:span text:style-name="T301"/><text:span/></text:p>
      <text:p text:style-name="P178"><text:span text:style-name="T302">Норма </text:span><text:span/><draw:frame draw:style-name="gr50" text:anchor-type="as-char"><draw:object xlink:href="./Object 48" xlink:type="simple" xlink:show="embed" xlink:actuate="onLoad"/></draw:frame><text:span> равна </text:span><text:span text:style-name="T303"/><text:span/><draw:frame draw:style-name="gr51" text:anchor-type="as-char"><draw:object xlink:href="./Object 49" xlink:type="simple" xlink:show="embed" xlink:actuate="onLoad"/></draw:frame><text:span/><text:span text:style-name="T304"/><text:span text:style-name="T305"/></text:p>
      <text:p text:style-name="P179"><text:span text:style-name="T306">Число обусловленности равно </text:span><draw:frame draw:style-name="gr52" text:anchor-type="as-char"><draw:object xlink:href="./Object 50" xlink:type="simple" xlink:show="embed" xlink:actuate="onLoad"/></draw:frame><text:span text:style-name="T307"/><text:span text:style-name="T3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Calibri" style:font-family-asian="Times New Roman" style:font-family-complex="Calibri" fo:font-size="10pt" fo:language="ru" fo:country="RU"/>
      <style:paragraph-properties style:tab-stop-distance="35.45pt"/>
    </style:default-style>
    <style:default-style style:family="text">
      <style:text-properties fo:font-family="Calibri" style:font-family-asian="Times New Roman" style:font-family-complex="Calibri" fo:language="ru" fo:country="RU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58">
      <style:text-properties fo:font-family="Calibri" style:font-family-complex="Calibri" fo:font-size="10pt" fo:language="ru" fo:country="RU"/>
    </style:style>
    <style:style style:display-name="DStyle_text" style:family="text" style:name="659">
      <style:text-properties fo:font-family="Calibri" style:font-family-complex="Calibri" fo:language="ru" fo:country="RU"/>
    </style:style>
    <style:style style:parent-style-name="658" style:display-name="DStyle_paragraph" style:family="paragraph" style:name="660">
      <style:text-properties fo:font-family="Calibri" style:font-family-complex="Calibri" fo:font-size="10pt" fo:language="ru" fo:country="RU"/>
    </style:style>
    <style:style style:parent-style-name="658" style:display-name="DStyle_text" style:family="text" style:name="661">
      <style:text-properties fo:font-family="Calibri" style:font-family-complex="Calibri" fo:language="ru" fo:country="RU"/>
    </style:style>
    <style:style style:parent-style-name="716" style:display-name="Heading 1" style:family="paragraph" style:name="662">
      <style:text-properties fo:font-family="Arial" style:font-family-complex="Arial" fo:font-size="20pt"/>
      <style:paragraph-properties fo:margin-top="24pt" fo:margin-bottom="10pt"/>
    </style:style>
    <style:style style:parent-style-name="658" style:display-name="Heading 1 Char" style:family="text" style:name="663">
      <style:text-properties fo:font-family="Arial" style:font-family-complex="Arial" fo:font-size="20pt"/>
    </style:style>
    <style:style style:parent-style-name="716" style:display-name="Heading 2" style:family="paragraph" style:name="664">
      <style:text-properties fo:font-family="Arial" style:font-family-complex="Arial" fo:font-size="17pt"/>
      <style:paragraph-properties fo:margin-top="18pt" fo:margin-bottom="10pt"/>
    </style:style>
    <style:style style:parent-style-name="658" style:display-name="Heading 2 Char" style:family="text" style:name="665">
      <style:text-properties fo:font-family="Arial" style:font-family-complex="Arial" fo:font-size="17pt"/>
    </style:style>
    <style:style style:parent-style-name="716" style:display-name="Heading 3" style:family="paragraph" style:name="666">
      <style:text-properties fo:font-family="Arial" style:font-family-complex="Arial" fo:font-size="15pt"/>
      <style:paragraph-properties fo:margin-top="16pt" fo:margin-bottom="10pt"/>
    </style:style>
    <style:style style:parent-style-name="658" style:display-name="Heading 3 Char" style:family="text" style:name="667">
      <style:text-properties fo:font-family="Arial" style:font-family-complex="Arial" fo:font-size="15pt"/>
    </style:style>
    <style:style style:parent-style-name="716" style:display-name="Heading 4" style:family="paragraph" style:name="668">
      <style:text-properties fo:font-family="Arial" style:font-family-complex="Arial" fo:font-size="13pt" fo:font-weight="bold"/>
      <style:paragraph-properties fo:margin-top="16pt" fo:margin-bottom="10pt"/>
    </style:style>
    <style:style style:parent-style-name="658" style:display-name="Heading 4 Char" style:family="text" style:name="669">
      <style:text-properties fo:font-family="Arial" style:font-family-complex="Arial" fo:font-size="13pt" fo:font-weight="bold"/>
    </style:style>
    <style:style style:parent-style-name="716" style:display-name="Heading 5" style:family="paragraph" style:name="670">
      <style:text-properties fo:font-family="Arial" style:font-family-complex="Arial" fo:font-size="12pt" fo:font-weight="bold"/>
      <style:paragraph-properties fo:margin-top="16pt" fo:margin-bottom="10pt"/>
    </style:style>
    <style:style style:parent-style-name="658" style:display-name="Heading 5 Char" style:family="text" style:name="671">
      <style:text-properties fo:font-family="Arial" style:font-family-complex="Arial" fo:font-size="12pt" fo:font-weight="bold"/>
    </style:style>
    <style:style style:parent-style-name="716" style:display-name="Heading 6" style:family="paragraph" style:name="672">
      <style:text-properties fo:font-family="Arial" style:font-family-complex="Arial" fo:font-size="11pt" fo:font-weight="bold"/>
      <style:paragraph-properties fo:margin-top="16pt" fo:margin-bottom="10pt"/>
    </style:style>
    <style:style style:parent-style-name="658" style:display-name="Heading 6 Char" style:family="text" style:name="673">
      <style:text-properties fo:font-family="Arial" style:font-family-complex="Arial" fo:font-size="11pt" fo:font-weight="bold"/>
    </style:style>
    <style:style style:parent-style-name="716" style:display-name="Heading 7" style:family="paragraph" style:name="67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58" style:display-name="Heading 7 Char" style:family="text" style:name="675">
      <style:text-properties fo:font-family="Arial" style:font-family-complex="Arial" fo:font-size="11pt" fo:font-style="italic" fo:font-weight="bold"/>
    </style:style>
    <style:style style:parent-style-name="716" style:display-name="Heading 8" style:family="paragraph" style:name="676">
      <style:text-properties fo:font-family="Arial" style:font-family-complex="Arial" fo:font-size="11pt" fo:font-style="italic"/>
      <style:paragraph-properties fo:margin-top="16pt" fo:margin-bottom="10pt"/>
    </style:style>
    <style:style style:parent-style-name="658" style:display-name="Heading 8 Char" style:family="text" style:name="677">
      <style:text-properties fo:font-family="Arial" style:font-family-complex="Arial" fo:font-size="11pt" fo:font-style="italic"/>
    </style:style>
    <style:style style:parent-style-name="716" style:display-name="Heading 9" style:family="paragraph" style:name="67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58" style:display-name="Heading 9 Char" style:family="text" style:name="679">
      <style:text-properties fo:font-family="Arial" style:font-family-complex="Arial" fo:font-size="10.5pt" fo:font-style="italic"/>
    </style:style>
    <style:style style:parent-style-name="716" style:display-name="List Paragraph" style:family="paragraph" style:name="680">
      <style:paragraph-properties fo:margin-left="1.27cm" fo:margin-right="0cm" fo:text-indent="0cm"/>
    </style:style>
    <style:style style:parent-style-name="660" style:display-name="No Spacing" style:family="paragraph" style:name="681">
      <style:paragraph-properties fo:line-height="100%" fo:margin-top="0pt" fo:margin-bottom="0pt"/>
    </style:style>
    <style:style style:parent-style-name="716" style:display-name="Title" style:family="paragraph" style:name="682">
      <style:text-properties fo:font-size="24pt"/>
      <style:paragraph-properties fo:margin-top="15pt" fo:margin-bottom="10pt"/>
    </style:style>
    <style:style style:parent-style-name="658" style:display-name="Title Char" style:family="text" style:name="683">
      <style:text-properties fo:font-size="24pt"/>
    </style:style>
    <style:style style:parent-style-name="716" style:display-name="Subtitle" style:family="paragraph" style:name="684">
      <style:text-properties fo:font-size="12pt"/>
      <style:paragraph-properties fo:margin-top="10pt" fo:margin-bottom="10pt"/>
    </style:style>
    <style:style style:parent-style-name="658" style:display-name="Subtitle Char" style:family="text" style:name="685">
      <style:text-properties fo:font-size="12pt"/>
    </style:style>
    <style:style style:parent-style-name="716" style:display-name="Quote" style:family="paragraph" style:name="686">
      <style:text-properties fo:font-style="italic"/>
      <style:paragraph-properties fo:margin-left="1.27cm" fo:margin-right="1.27cm" fo:text-indent="0cm"/>
    </style:style>
    <style:style style:parent-style-name="658" style:display-name="Quote Char" style:family="text" style:name="687">
      <style:text-properties fo:font-style="italic"/>
    </style:style>
    <style:style style:parent-style-name="716" style:display-name="Intense Quote" style:family="paragraph" style:name="68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58" style:display-name="Intense Quote Char" style:family="text" style:name="689">
      <style:text-properties fo:font-style="italic"/>
    </style:style>
    <style:style style:parent-style-name="716" style:display-name="Header" style:family="paragraph" style:name="69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8" style:display-name="Header Char" style:family="text" style:name="691"/>
    <style:style style:parent-style-name="716" style:display-name="Footer" style:family="paragraph" style:name="69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8" style:display-name="Footer Char" style:family="text" style:name="693"/>
    <style:style style:parent-style-name="716" style:display-name="Caption" style:family="paragraph" style:name="694">
      <style:text-properties fo:color="#4f81bd" fo:font-size="9pt" fo:font-weight="bold"/>
      <style:paragraph-properties fo:line-height="115%"/>
    </style:style>
    <style:style style:parent-style-name="658" style:display-name="Caption Char" style:family="text" style:name="695"/>
    <style:style style:parent-style-name="658" style:display-name="Hyperlink" style:family="text" style:name="69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58" style:display-name="Internet link" style:family="text" style:name="697">
      <style:text-properties fo:color="#0000ff" style:text-underline-type="single" style:text-underline-style="solid" style:text-underline-width="auto" style:text-underline-color="font-color"/>
    </style:style>
    <style:style style:parent-style-name="658" style:display-name="Internet link" style:family="text" style:name="698">
      <style:text-properties fo:color="#0000ff" style:text-underline-type="single" style:text-underline-style="solid" style:text-underline-width="auto" style:text-underline-color="font-color"/>
    </style:style>
    <style:style style:parent-style-name="716" style:display-name="footnote text" style:family="paragraph" style:name="699">
      <style:text-properties fo:font-size="9pt"/>
      <style:paragraph-properties fo:line-height="100%" fo:margin-bottom="2pt"/>
    </style:style>
    <style:style style:parent-style-name="658" style:display-name="Footnote Text Char" style:family="text" style:name="700">
      <style:text-properties fo:font-size="9pt"/>
    </style:style>
    <style:style style:parent-style-name="658" style:display-name="footnote reference" style:family="text" style:name="701">
      <style:text-properties style:text-position="super 58%"/>
    </style:style>
    <style:style style:parent-style-name="716" style:display-name="endnote text" style:family="paragraph" style:name="702">
      <style:text-properties fo:font-size="10pt"/>
      <style:paragraph-properties fo:line-height="100%" fo:margin-bottom="0pt"/>
    </style:style>
    <style:style style:parent-style-name="658" style:display-name="Endnote Text Char" style:family="text" style:name="703">
      <style:text-properties fo:font-size="10pt"/>
    </style:style>
    <style:style style:parent-style-name="658" style:display-name="endnote reference" style:family="text" style:name="704">
      <style:text-properties style:text-position="super 58%"/>
    </style:style>
    <style:style style:parent-style-name="716" style:display-name="toc 1" style:family="paragraph" style:name="705">
      <style:paragraph-properties fo:margin-left="0cm" fo:margin-right="0cm" fo:text-indent="0cm" fo:margin-bottom="2.85pt"/>
    </style:style>
    <style:style style:parent-style-name="716" style:display-name="toc 2" style:family="paragraph" style:name="706">
      <style:paragraph-properties fo:margin-left="0.4992cm" fo:margin-right="0cm" fo:text-indent="0cm" fo:margin-bottom="2.85pt"/>
    </style:style>
    <style:style style:parent-style-name="716" style:display-name="toc 3" style:family="paragraph" style:name="707">
      <style:paragraph-properties fo:margin-left="1cm" fo:margin-right="0cm" fo:text-indent="0cm" fo:margin-bottom="2.85pt"/>
    </style:style>
    <style:style style:parent-style-name="716" style:display-name="toc 4" style:family="paragraph" style:name="708">
      <style:paragraph-properties fo:margin-left="1.499cm" fo:margin-right="0cm" fo:text-indent="0cm" fo:margin-bottom="2.85pt"/>
    </style:style>
    <style:style style:parent-style-name="716" style:display-name="toc 5" style:family="paragraph" style:name="709">
      <style:paragraph-properties fo:margin-left="2cm" fo:margin-right="0cm" fo:text-indent="0cm" fo:margin-bottom="2.85pt"/>
    </style:style>
    <style:style style:parent-style-name="716" style:display-name="toc 6" style:family="paragraph" style:name="710">
      <style:paragraph-properties fo:margin-left="2.5cm" fo:margin-right="0cm" fo:text-indent="0cm" fo:margin-bottom="2.85pt"/>
    </style:style>
    <style:style style:parent-style-name="716" style:display-name="toc 7" style:family="paragraph" style:name="711">
      <style:paragraph-properties fo:margin-left="3.001cm" fo:margin-right="0cm" fo:text-indent="0cm" fo:margin-bottom="2.85pt"/>
    </style:style>
    <style:style style:parent-style-name="716" style:display-name="toc 8" style:family="paragraph" style:name="712">
      <style:paragraph-properties fo:margin-left="3.5cm" fo:margin-right="0cm" fo:text-indent="0cm" fo:margin-bottom="2.85pt"/>
    </style:style>
    <style:style style:parent-style-name="716" style:display-name="toc 9" style:family="paragraph" style:name="713">
      <style:paragraph-properties fo:margin-left="4.001cm" fo:margin-right="0cm" fo:text-indent="0cm" fo:margin-bottom="2.85pt"/>
    </style:style>
    <style:style style:parent-style-name="660" style:display-name="TOC Heading" style:family="paragraph" style:name="714"/>
    <style:style style:parent-style-name="716" style:display-name="table of figures" style:family="paragraph" style:name="715">
      <style:paragraph-properties fo:margin-bottom="0pt"/>
    </style:style>
    <style:style style:class="default" style:display-name="Normal" style:family="paragraph" style:name="716">
      <style:text-properties fo:font-family="Times New Roman" style:font-family-asian="Times New Roman" style:font-family-complex="Times New Roman" fo:font-size="12pt" fo:language="ru" fo:country="RU"/>
      <style:paragraph-properties/>
    </style:style>
    <style:style style:parent-style-name="716" style:display-name="Заголовок 1" style:family="paragraph" style:name="717">
      <style:text-properties fo:font-style="italic"/>
      <style:paragraph-properties fo:text-align="justify"/>
    </style:style>
    <style:style style:parent-style-name="716" style:display-name="Заголовок 2" style:family="paragraph" style:name="718">
      <style:text-properties fo:color="#4f81bd" fo:font-family="Cambria" style:font-family-complex="Cambria" fo:font-size="13pt" fo:font-weight="bold"/>
      <style:paragraph-properties fo:margin-top="10pt"/>
    </style:style>
    <style:style style:parent-style-name="716" style:display-name="Заголовок 3" style:family="paragraph" style:name="719">
      <style:text-properties fo:color="#4f81bd" fo:font-family="Cambria" style:font-family-complex="Cambria" fo:font-weight="bold"/>
      <style:paragraph-properties fo:margin-top="10pt"/>
    </style:style>
    <style:style style:parent-style-name="716" style:display-name="Заголовок 4" style:family="paragraph" style:name="720">
      <style:text-properties fo:font-size="14pt" fo:font-weight="bold"/>
      <style:paragraph-properties fo:margin-top="12pt" fo:margin-bottom="3pt"/>
    </style:style>
    <style:style style:parent-style-name="716" style:display-name="Заголовок 5" style:family="paragraph" style:name="721">
      <style:text-properties fo:font-size="13pt" fo:font-style="italic" fo:font-weight="bold"/>
      <style:paragraph-properties fo:margin-top="12pt" fo:margin-bottom="3pt"/>
    </style:style>
    <style:style style:parent-style-name="716" style:display-name="Заголовок 6" style:family="paragraph" style:name="722">
      <style:text-properties fo:color="#243f60" fo:font-family="Cambria" style:font-family-complex="Cambria" fo:font-style="italic"/>
      <style:paragraph-properties fo:margin-top="10pt"/>
    </style:style>
    <style:style style:parent-style-name="716" style:display-name="Заголовок 7" style:family="paragraph" style:name="723">
      <style:text-properties fo:color="#404040" fo:font-family="Cambria" style:font-family-complex="Cambria" fo:font-style="italic"/>
      <style:paragraph-properties fo:margin-top="10pt"/>
    </style:style>
    <style:style style:parent-style-name="716" style:display-name="Заголовок 9" style:family="paragraph" style:name="724">
      <style:text-properties fo:color="#404040" fo:font-family="Cambria" style:font-family-complex="Cambria" fo:font-size="10pt" fo:font-style="italic"/>
      <style:paragraph-properties fo:margin-top="10pt"/>
    </style:style>
    <style:style style:parent-style-name="716" style:display-name="Основной шрифт абзаца" style:family="text" style:name="725"/>
    <style:style style:parent-style-name="725" style:display-name="Заголовок 1 Знак" style:family="text" style:name="726">
      <style:text-properties fo:font-family="Times New Roman" style:font-family-complex="Times New Roman" fo:font-size="12pt" fo:font-style="italic"/>
    </style:style>
    <style:style style:parent-style-name="725" style:display-name="Заголовок 2 Знак" style:family="text" style:name="727">
      <style:text-properties fo:color="#4f81bd" fo:font-family="Cambria" style:font-family-complex="Cambria" fo:font-size="13pt" fo:font-weight="bold"/>
    </style:style>
    <style:style style:parent-style-name="725" style:display-name="Заголовок 4 Знак" style:family="text" style:name="728">
      <style:text-properties fo:font-family="Times New Roman" style:font-family-complex="Times New Roman" fo:font-size="14pt" fo:font-weight="bold"/>
    </style:style>
    <style:style style:parent-style-name="725" style:display-name="Заголовок 5 Знак" style:family="text" style:name="729">
      <style:text-properties fo:font-family="Times New Roman" style:font-family-complex="Times New Roman" fo:font-size="13pt" fo:font-style="italic" fo:font-weight="bold"/>
    </style:style>
    <style:style style:parent-style-name="725" style:display-name="Заголовок 6 Знак" style:family="text" style:name="730">
      <style:text-properties fo:color="#243f60" fo:font-family="Cambria" style:font-family-complex="Cambria" fo:font-size="12pt" fo:font-style="italic"/>
    </style:style>
    <style:style style:parent-style-name="725" style:display-name="Заголовок 7 Знак" style:family="text" style:name="731">
      <style:text-properties fo:color="#404040" fo:font-family="Cambria" style:font-family-complex="Cambria" fo:font-size="12pt" fo:font-style="italic"/>
    </style:style>
    <style:style style:parent-style-name="725" style:display-name="Заголовок 9 Знак" style:family="text" style:name="732">
      <style:text-properties fo:color="#404040" fo:font-family="Cambria" style:font-family-complex="Cambria" fo:font-style="italic"/>
    </style:style>
    <style:style style:parent-style-name="716" style:display-name="Название" style:family="paragraph" style:name="733">
      <style:text-properties fo:font-size="11pt" fo:font-weight="bold"/>
      <style:paragraph-properties fo:text-align="center"/>
    </style:style>
    <style:style style:parent-style-name="725" style:display-name="Название Знак" style:family="text" style:name="734">
      <style:text-properties fo:font-family="Times New Roman" style:font-family-complex="Times New Roman" fo:font-size="12pt" fo:font-weight="bold"/>
    </style:style>
    <style:style style:parent-style-name="716" style:display-name="Основной текст с отступом,текст,Основной текст 1,Нумерованный список !!,Надин стиль" style:family="paragraph" style:name="735">
      <style:text-properties fo:color="#000000"/>
      <style:paragraph-properties fo:line-height="14pt" fo:text-align="justify" fo:margin-left="1cm" fo:margin-right="1.21cm" fo:text-indent="0.7497cm"/>
    </style:style>
    <style:style style:parent-style-name="725" style:display-name="Основной текст с отступом Знак,текст Знак,Основной текст 1 Знак,Нумерованный список !! Знак,Надин стиль Знак" style:family="text" style:name="736">
      <style:text-properties fo:color="#000000" fo:font-family="Times New Roman" style:font-family-complex="Times New Roman" fo:font-size="12pt"/>
    </style:style>
    <style:style style:parent-style-name="716" style:display-name="список с точками" style:family="paragraph" style:name="737">
      <style:paragraph-properties fo:line-height="130%" fo:text-align="justify" fo:margin-left="0.635cm" fo:margin-right="0cm" fo:text-indent="-0.6315cm">
        <style:tab-stops>
          <style:tab-stop style:position="1.902cm" style:type="left"/>
        </style:tab-stops>
      </style:paragraph-properties>
    </style:style>
    <style:style style:parent-style-name="716" style:display-name="Для таблиц" style:family="paragraph" style:name="738"/>
    <style:style style:parent-style-name="716" style:display-name="Обычный (веб)" style:family="paragraph" style:name="739">
      <style:paragraph-properties fo:margin-left="1.27cm" fo:margin-right="0cm" fo:text-indent="0cm" fo:margin-top="5pt" fo:margin-bottom="5pt">
        <style:tab-stops>
          <style:tab-stop style:position="3.807cm" style:type="left"/>
        </style:tab-stops>
      </style:paragraph-properties>
    </style:style>
    <style:style style:parent-style-name="716" style:display-name="Подзаголовок" style:family="paragraph" style:name="740">
      <style:text-properties fo:font-variant="small-caps" fo:font-weight="bold"/>
      <style:paragraph-properties fo:text-align="center"/>
    </style:style>
    <style:style style:parent-style-name="725" style:display-name="Подзаголовок Знак" style:family="text" style:name="741">
      <style:text-properties fo:font-variant="small-caps" fo:font-family="Times New Roman" style:font-family-complex="Times New Roman" fo:font-size="12pt" fo:font-weight="bold"/>
    </style:style>
    <style:style style:parent-style-name="716" style:display-name="Основной текст" style:family="paragraph" style:name="742">
      <style:text-properties fo:font-size="14pt" fo:font-weight="bold"/>
      <style:paragraph-properties fo:text-align="center"/>
    </style:style>
    <style:style style:parent-style-name="725" style:display-name="Основной текст Знак" style:family="text" style:name="743">
      <style:text-properties fo:font-family="Times New Roman" style:font-family-complex="Times New Roman" fo:font-size="12pt" fo:font-weight="bold"/>
    </style:style>
    <style:style style:parent-style-name="716" style:display-name="Основной текст с отступом 2,Знак" style:family="paragraph" style:name="744">
      <style:text-properties fo:font-weight="bold"/>
      <style:paragraph-properties fo:text-align="justify" fo:margin-left="0.7515cm" fo:margin-right="0cm" fo:text-indent="-0.7479cm">
        <style:tab-stops>
          <style:tab-stop style:position="2.254cm" style:type="left"/>
        </style:tab-stops>
      </style:paragraph-properties>
    </style:style>
    <style:style style:parent-style-name="725" style:display-name="Основной текст с отступом 2 Знак,Знак Знак1" style:family="text" style:name="745">
      <style:text-properties fo:font-family="Times New Roman" style:font-family-complex="Times New Roman" fo:font-size="12pt" fo:font-weight="bold"/>
    </style:style>
    <style:style style:parent-style-name="716" style:display-name="Основной текст с отступом 3" style:family="paragraph" style:name="746">
      <style:paragraph-properties fo:text-align="justify" fo:margin-left="3.001cm" fo:margin-right="0cm" fo:text-indent="-1.245cm" fo:margin-top="6pt">
        <style:tab-stops>
          <style:tab-stop style:position="9.002cm" style:type="left"/>
        </style:tab-stops>
      </style:paragraph-properties>
    </style:style>
    <style:style style:parent-style-name="725" style:display-name="Основной текст с отступом 3 Знак" style:family="text" style:name="747">
      <style:text-properties fo:font-family="Times New Roman" style:font-family-complex="Times New Roman" fo:font-size="12pt"/>
    </style:style>
    <style:style style:parent-style-name="716" style:display-name="Знак Знак Знак Знак Знак Знак Знак1" style:family="paragraph" style:name="748">
      <style:text-properties fo:font-family="Verdana" style:font-family-complex="Verdana" fo:font-size="10pt" fo:language="en" fo:country="US"/>
      <style:paragraph-properties fo:line-height="12pt" fo:margin-bottom="8pt">
        <style:tab-stops>
          <style:tab-stop style:position="1.131cm" style:type="left"/>
        </style:tab-stops>
      </style:paragraph-properties>
    </style:style>
    <style:style style:parent-style-name="716" style:display-name="По центру" style:family="paragraph" style:name="749">
      <style:text-properties fo:font-size="14pt"/>
      <style:paragraph-properties fo:text-align="center"/>
    </style:style>
    <style:style style:parent-style-name="716" style:display-name="Без отступа" style:family="paragraph" style:name="750">
      <style:text-properties fo:font-size="14pt"/>
      <style:paragraph-properties fo:text-align="justify"/>
    </style:style>
    <style:style style:parent-style-name="716" style:display-name="Affiliation" style:family="paragraph" style:name="751">
      <style:paragraph-properties fo:margin-top="6pt" fo:margin-bottom="6pt"/>
    </style:style>
    <style:style style:parent-style-name="716" style:display-name="Знак Знак Знак Знак Знак Знак Знак11" style:family="paragraph" style:name="752">
      <style:text-properties fo:font-family="Verdana" style:font-family-complex="Verdana" fo:font-size="10pt" fo:language="en" fo:country="US"/>
      <style:paragraph-properties fo:line-height="12pt" fo:margin-bottom="8pt">
        <style:tab-stops>
          <style:tab-stop style:position="1.131cm" style:type="left"/>
        </style:tab-stops>
      </style:paragraph-properties>
    </style:style>
    <style:style style:parent-style-name="716" style:display-name="Нижний колонтитул" style:family="paragraph" style:name="753">
      <style:paragraph-properties>
        <style:tab-stops>
          <style:tab-stop style:position="8.247cm" style:type="center"/>
          <style:tab-stop style:position="16.5cm" style:type="right"/>
        </style:tab-stops>
      </style:paragraph-properties>
    </style:style>
    <style:style style:parent-style-name="725" style:display-name="Нижний колонтитул Знак" style:family="text" style:name="754">
      <style:text-properties fo:font-family="Times New Roman" style:font-family-complex="Times New Roman" fo:font-size="12pt"/>
    </style:style>
    <style:style style:parent-style-name="716" style:display-name="Знак Знак Знак Знак Знак Знак Знак1 Знак Знак1 Знак Знак Знак Знак" style:family="paragraph" style:name="755">
      <style:text-properties fo:font-family="Verdana" style:font-family-complex="Verdana" fo:font-size="10pt" fo:language="en" fo:country="US"/>
      <style:paragraph-properties fo:line-height="12pt" fo:margin-bottom="8pt">
        <style:tab-stops>
          <style:tab-stop style:position="1.131cm" style:type="left"/>
        </style:tab-stops>
      </style:paragraph-properties>
    </style:style>
    <style:style style:parent-style-name="716" style:display-name="Абзац списка" style:family="paragraph" style:name="756">
      <style:paragraph-properties fo:margin-left="1.27cm" fo:margin-right="0cm" fo:text-indent="0cm"/>
    </style:style>
    <style:style style:parent-style-name="725" style:display-name="Знак Знак" style:family="text" style:name="757">
      <style:text-properties fo:font-family="Times New Roman" style:font-family-complex="Times New Roman" fo:font-size="12pt" fo:font-weight="bold"/>
    </style:style>
    <style:style style:parent-style-name="716" style:display-name="ConsPlusNormal" style:family="paragraph" style:name="758">
      <style:text-properties fo:font-family="Arial" style:font-family-complex="Arial" fo:language="ru" fo:country="RU"/>
      <style:paragraph-properties fo:margin-left="0cm" fo:margin-right="0cm" fo:text-indent="1.27cm"/>
    </style:style>
    <style:style style:parent-style-name="716" style:display-name="Верхний колонтитул" style:family="paragraph" style:name="759">
      <style:paragraph-properties>
        <style:tab-stops>
          <style:tab-stop style:position="8.247cm" style:type="center"/>
          <style:tab-stop style:position="16.5cm" style:type="right"/>
        </style:tab-stops>
      </style:paragraph-properties>
    </style:style>
    <style:style style:parent-style-name="725" style:display-name="Верхний колонтитул Знак" style:family="text" style:name="760">
      <style:text-properties fo:font-family="Times New Roman" style:font-family-complex="Times New Roman" fo:font-size="12pt"/>
    </style:style>
    <style:style style:parent-style-name="716" style:display-name="Основной текст1" style:family="paragraph" style:name="761">
      <style:text-properties fo:color="#000000" fo:font-family="Arial" style:font-family-complex="Arial" fo:font-size="12pt" fo:language="ru" fo:country="RU"/>
      <style:paragraph-properties style:line-height-at-least="12pt" fo:text-align="justify"/>
    </style:style>
    <style:style style:parent-style-name="725" style:display-name="Основной текст (2)_" style:family="text" style:name="762">
      <style:text-properties fo:font-family="Times New Roman" style:font-family-complex="Times New Roman" style:text-underline-type="none" style:text-underline-width="auto"/>
    </style:style>
    <style:style style:parent-style-name="762" style:display-name="Основной текст (2)" style:family="text" style:name="763">
      <style:text-properties fo:color="#000000" style:text-position="0% 100%" fo:font-family="Times New Roman" style:font-family-complex="Times New Roman" fo:font-size="12pt" fo:letter-spacing="0pt" fo:language="ru" fo:country="RU" style:text-underline-type="single" style:text-underline-style="solid" style:text-underline-width="auto" style:text-underline-color="font-color"/>
    </style:style>
    <style:style style:parent-style-name="762" style:display-name="Основной текст (2) + Полужирный" style:family="text" style:name="764">
      <style:text-properties fo:color="#000000" style:text-position="0% 100%" fo:font-family="Times New Roman" style:font-family-complex="Times New Roman" fo:font-size="12pt" fo:letter-spacing="0pt" fo:language="ru" fo:country="RU" style:text-underline-type="none" style:text-underline-width="auto" fo:font-weight="bold"/>
    </style:style>
    <style:style style:parent-style-name="725" style:display-name="apple-converted-space" style:family="text" style:name="765"/>
    <style:style style:parent-style-name="725" style:display-name="Гиперссылка" style:family="text" style:name="766">
      <style:text-properties fo:color="#0000ff" style:text-underline-type="single" style:text-underline-style="solid" style:text-underline-width="auto" style:text-underline-color="font-color"/>
    </style:style>
    <style:style style:parent-style-name="725" style:display-name="Заголовок №2 (2)_" style:family="text" style:name="767">
      <style:text-properties fo:font-family="Times New Roman" style:font-family-complex="Times New Roman" fo:background-color="#ffffff"/>
    </style:style>
    <style:style style:parent-style-name="716" style:display-name="Заголовок №2 (2)" style:family="paragraph" style:name="768">
      <style:text-properties fo:font-size="10pt"/>
      <style:paragraph-properties fo:line-height="13.7pt" fo:text-align="justify" fo:margin-top="14pt" fo:background-color="#ffffff"/>
    </style:style>
    <style:style style:parent-style-name="716" style:display-name="Обычный1" style:family="paragraph" style:name="769">
      <style:text-properties fo:color="#000000" fo:font-family="Times New Roman" style:font-family-complex="Times New Roman" fo:font-size="8pt" fo:language="ru" fo:country="RU"/>
      <style:paragraph-properties fo:line-height="115%" fo:margin-bottom="10pt"/>
    </style:style>
    <style:style style:parent-style-name="716" style:display-name="Стиль" style:family="paragraph" style:name="770">
      <style:text-properties style:text-position="0% 100%" fo:font-family="Times New Roman" style:font-family-complex="Times New Roman" fo:font-size="12pt" fo:letter-spacing="-0.05pt" fo:language="en" fo:country="US"/>
    </style:style>
    <style:style style:parent-style-name="716" style:display-name="Основной текст 2,Знак4" style:family="paragraph" style:name="771">
      <style:text-properties fo:font-family="Calibri" style:font-family-complex="Calibri" fo:font-size="11pt"/>
      <style:paragraph-properties fo:line-height="200%" fo:margin-bottom="6pt"/>
    </style:style>
    <style:style style:parent-style-name="725" style:display-name="Основной текст 2 Знак,Знак4 Знак" style:family="text" style:name="772">
      <style:text-properties fo:font-size="11pt"/>
    </style:style>
    <style:style style:parent-style-name="716" style:display-name="Default" style:family="paragraph" style:name="773">
      <style:text-properties fo:color="#000000" fo:font-family="Times New Roman" style:font-family-complex="Times New Roman" fo:font-size="12pt" fo:language="ru" fo:country="RU"/>
    </style:style>
    <style:style style:parent-style-name="716" style:display-name="Основной текст 3" style:family="paragraph" style:name="774">
      <style:text-properties fo:font-family="Calibri" style:font-family-complex="Calibri" fo:font-size="8pt"/>
      <style:paragraph-properties fo:line-height="115%" fo:margin-bottom="6pt"/>
    </style:style>
    <style:style style:parent-style-name="725" style:display-name="Основной текст 3 Знак" style:family="text" style:name="775">
      <style:text-properties fo:font-size="8pt"/>
    </style:style>
    <style:style style:parent-style-name="716" style:display-name="Абзац списка1" style:family="paragraph" style:name="776">
      <style:text-properties fo:font-family="Calibri" style:font-family-complex="Calibri" fo:font-size="11pt"/>
      <style:paragraph-properties fo:line-height="115%" fo:margin-left="1.27cm" fo:margin-right="0cm" fo:text-indent="0cm" fo:margin-bottom="10pt"/>
    </style:style>
    <style:style style:parent-style-name="725" style:display-name="short_text" style:family="text" style:name="777"/>
    <style:style style:parent-style-name="725" style:display-name="hps" style:family="text" style:name="778"/>
    <style:style style:parent-style-name="725" style:display-name="Знак Знак4" style:family="text" style:name="779">
      <style:text-properties fo:font-family="Calibri" style:font-family-complex="Calibri" fo:font-size="11pt" fo:font-weight="bold"/>
    </style:style>
    <style:style style:parent-style-name="716" style:display-name="Table Style 2" style:family="paragraph" style:name="780">
      <style:text-properties fo:color="#000000" fo:font-family="Helvetica" style:font-family-complex="Helvetica" fo:language="ru" fo:country="RU"/>
      <style:paragraph-properties fo:border="none"/>
    </style:style>
    <style:style style:parent-style-name="725" style:display-name="Hyperlink.0" style:family="text" style:name="781">
      <style:text-properties fo:color="#000099" fo:font-size="10pt" style:text-underline-type="single" style:text-underline-style="solid" style:text-underline-width="auto" style:text-underline-color="font-color"/>
    </style:style>
    <style:style style:parent-style-name="716" style:display-name="Style16" style:family="paragraph" style:name="782">
      <style:text-properties fo:color="#000000" fo:font-family="Arial Unicode MS" style:font-family-complex="Arial Unicode MS" fo:font-size="12pt" fo:language="ru" fo:country="RU"/>
      <style:paragraph-properties fo:line-height="13.9pt" fo:text-align="justify" fo:border="none"/>
    </style:style>
    <style:style style:parent-style-name="716" style:display-name="western" style:family="paragraph" style:name="783">
      <style:paragraph-properties fo:margin-top="5pt" fo:margin-bottom="5pt"/>
    </style:style>
    <style:style style:parent-style-name="716" style:display-name="Маркированный список" style:family="paragraph" style:name="784">
      <style:paragraph-properties fo:text-align="justify" fo:margin-left="0.635cm" fo:margin-right="0cm" fo:text-indent="-0.6315cm">
        <style:tab-stops>
          <style:tab-stop style:position="1.902cm" style:type="left"/>
        </style:tab-stops>
      </style:paragraph-properties>
    </style:style>
    <style:style style:parent-style-name="716" style:display-name="Маркированный список 4" style:family="paragraph" style:name="785">
      <style:paragraph-properties fo:text-align="justify" fo:margin-left="2.133cm" fo:margin-right="0cm" fo:text-indent="-0.6315cm">
        <style:tab-stops>
          <style:tab-stop style:position="6.396cm" style:type="left"/>
        </style:tab-stops>
      </style:paragraph-properties>
    </style:style>
    <style:style style:parent-style-name="716" style:display-name="Маркированный список 3" style:family="paragraph" style:name="786">
      <style:paragraph-properties fo:margin-left="1.633cm" fo:margin-right="0cm" fo:text-indent="-0.6315cm">
        <style:tab-stops>
          <style:tab-stop style:position="4.897cm" style:type="left"/>
        </style:tab-stops>
      </style:paragraph-properties>
    </style:style>
    <style:style style:parent-style-name="716" style:display-name="for_tables_12" style:family="paragraph" style:name="787">
      <style:paragraph-properties fo:line-height="16pt">
        <style:tab-stops>
          <style:tab-stop style:position="1.131cm" style:type="left"/>
        </style:tab-stops>
      </style:paragraph-properties>
    </style:style>
    <style:style style:parent-style-name="716" style:display-name="Основной текст 21" style:family="paragraph" style:name="788">
      <style:paragraph-properties fo:text-align="justify" fo:margin-left="0cm" fo:margin-right="0cm" fo:text-indent="1.251cm"/>
    </style:style>
    <style:style style:parent-style-name="716" style:display-name="Style40" style:family="paragraph" style:name="789">
      <style:text-properties fo:font-family="Arial Unicode MS" style:font-family-complex="Arial Unicode MS"/>
    </style:style>
    <style:style style:parent-style-name="716" style:display-name="Style91" style:family="paragraph" style:name="790">
      <style:text-properties fo:font-family="Arial Unicode MS" style:font-family-complex="Arial Unicode MS"/>
    </style:style>
    <style:style style:parent-style-name="716" style:display-name="Font Style139" style:family="text" style:name="791">
      <style:text-properties fo:font-family="Arial Unicode MS" style:font-family-complex="Arial Unicode MS" fo:font-size="7pt"/>
    </style:style>
    <style:style style:parent-style-name="716" style:display-name="Font Style141" style:family="text" style:name="792">
      <style:text-properties fo:font-family="Arial Unicode MS" style:font-family-complex="Arial Unicode MS" fo:font-size="7pt"/>
    </style:style>
    <style:style style:parent-style-name="716" style:display-name="Font Style143" style:family="text" style:name="793">
      <style:text-properties fo:font-family="Arial Unicode MS" style:font-family-complex="Arial Unicode MS" fo:font-size="8pt" fo:font-weight="bold"/>
    </style:style>
    <style:style style:parent-style-name="716" style:display-name="Font Style177" style:family="text" style:name="794">
      <style:text-properties fo:font-family="Times New Roman" style:font-family-complex="Times New Roman" fo:font-size="8pt" fo:font-weight="bold"/>
    </style:style>
    <style:style style:parent-style-name="716" style:display-name="Style96" style:family="paragraph" style:name="795">
      <style:text-properties fo:font-family="Arial Unicode MS" style:font-family-complex="Arial Unicode MS"/>
    </style:style>
    <style:style style:parent-style-name="716" style:display-name="Font Style171" style:family="text" style:name="796">
      <style:text-properties fo:font-family="Arial Unicode MS" style:font-family-complex="Arial Unicode MS" fo:font-size="8pt"/>
    </style:style>
    <style:style style:parent-style-name="716" style:display-name="Абзац списка2" style:family="paragraph" style:name="797">
      <style:text-properties fo:font-family="Calibri" style:font-family-complex="Calibri" fo:font-size="11pt"/>
      <style:paragraph-properties fo:line-height="115%" fo:margin-left="1.27cm" fo:margin-right="0cm" fo:text-indent="0cm" fo:margin-bottom="10pt"/>
    </style:style>
    <style:style style:parent-style-name="716" style:display-name="Знак4 Знак Знак" style:family="text" style:name="798">
      <style:text-properties fo:font-family="Calibri" style:font-family-complex="Calibri" fo:font-size="11pt" fo:language="ru" fo:country="RU"/>
    </style:style>
    <style:style style:parent-style-name="716" style:display-name="Table Paragraph" style:family="paragraph" style:name="799"/>
    <style:style style:parent-style-name="716" style:display-name="Текст" style:family="paragraph" style:name="800">
      <style:text-properties fo:font-family="Courier New" style:font-family-complex="Courier New" fo:font-size="10pt"/>
    </style:style>
    <style:style style:parent-style-name="725" style:display-name="Текст Знак" style:family="text" style:name="801">
      <style:text-properties fo:font-family="Courier New" style:font-family-complex="Courier New"/>
    </style:style>
    <style:style style:parent-style-name="725" style:display-name="apple-style-span" style:family="text" style:name="802"/>
    <style:style style:parent-style-name="725" style:display-name="translation" style:family="text" style:name="803"/>
    <style:style style:parent-style-name="716" style:display-name="Абзац списка3" style:family="paragraph" style:name="804">
      <style:text-properties fo:font-family="Calibri" style:font-family-complex="Calibri" fo:font-size="11pt"/>
      <style:paragraph-properties fo:line-height="115%" fo:margin-left="1.27cm" fo:margin-right="0cm" fo:text-indent="0cm" fo:margin-bottom="10pt"/>
    </style:style>
    <style:style style:parent-style-name="716" style:display-name="Normal1" style:family="paragraph" style:name="805">
      <style:text-properties fo:font-family="Times New Roman" style:font-family-complex="Times New Roman" fo:language="ru" fo:country="RU"/>
    </style:style>
    <style:style style:parent-style-name="716" style:display-name="Абзац списка4" style:family="paragraph" style:name="806">
      <style:text-properties fo:font-family="Calibri" style:font-family-complex="Calibri" fo:font-size="11pt"/>
      <style:paragraph-properties fo:line-height="115%" fo:margin-left="1.27cm" fo:margin-right="0cm" fo:text-indent="0cm" fo:margin-bottom="10pt"/>
    </style:style>
    <style:style style:parent-style-name="716" style:display-name="times14___0420_0418_041e2" style:family="paragraph" style:name="807">
      <style:paragraph-properties fo:margin-top="5pt" fo:margin-bottom="5pt"/>
    </style:style>
    <style:style style:parent-style-name="716" style:display-name="dash041e_0431_044b_0447_043d_044b_0439" style:family="paragraph" style:name="808">
      <style:paragraph-properties fo:margin-top="5pt" fo:margin-bottom="5pt"/>
    </style:style>
    <style:style style:parent-style-name="725" style:display-name="dash041e_0431_044b_0447_043d_044b_0439__char" style:family="text" style:name="809"/>
    <style:style style:parent-style-name="725" style:display-name="times14___0420_0418_041e2__char" style:family="text" style:name="810"/>
    <style:style style:parent-style-name="716" style:display-name="Стиль Timesмаркер14 + Междустр.интервал:  множитель 12 ин" style:family="paragraph" style:name="811">
      <style:text-properties fo:font-size="14pt" fo:letter-spacing="-0.1pt"/>
      <style:paragraph-properties fo:line-height="120%" fo:text-align="justify" fo:margin-left="0.501cm" fo:margin-right="0cm" fo:text-indent="0cm">
        <style:tab-stops>
          <style:tab-stop style:position="1.499cm" style:type="left"/>
          <style:tab-stop style:position="2.253cm" style:type="left"/>
        </style:tab-stops>
      </style:paragraph-properties>
    </style:style>
    <style:style style:parent-style-name="716" style:display-name="Times14_РИО2" style:family="paragraph" style:name="812">
      <style:text-properties fo:font-size="14pt"/>
      <style:paragraph-properties fo:line-height="130%" fo:text-align="justify" fo:margin-left="0cm" fo:margin-right="0cm" fo:text-indent="1.251cm">
        <style:tab-stops>
          <style:tab-stop style:position="1.251cm" style:type="left"/>
        </style:tab-stops>
      </style:paragraph-properties>
    </style:style>
    <style:style style:parent-style-name="725" style:display-name="Times14_РИО2 Знак" style:family="text" style:name="813">
      <style:text-properties fo:font-family="Times New Roman" style:font-family-complex="Times New Roman" fo:font-size="14pt"/>
    </style:style>
    <style:style style:parent-style-name="725" style:display-name="dash041e_0441_043d_043e_0432_043d_043e_0439_0020_0442_0435_043a_0441_0442_0020_0441_0020_043e_0442_0441_0442_0443_043f_043e_043c_00203__char" style:family="text" style:name="814"/>
    <style:style style:parent-style-name="716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name="815">
      <style:paragraph-properties fo:margin-top="5pt" fo:margin-bottom="5pt"/>
    </style:style>
    <style:style style:parent-style-name="725" style:display-name="Цитата HTML" style:family="text" style:name="816">
      <style:text-properties fo:font-style="italic"/>
    </style:style>
    <style:style style:parent-style-name="716" style:display-name="Основной шрифт абзаца1" style:family="text" style:name="817"/>
    <style:style style:parent-style-name="716" style:display-name="Название объекта" style:family="paragraph" style:name="818">
      <style:paragraph-properties fo:margin-left="0cm" fo:margin-right="0cm" fo:text-indent="1cm">
        <style:tab-stops>
          <style:tab-stop style:position="9.75cm" style:type="right"/>
          <style:tab-stop style:position="15cm" style:type="right"/>
        </style:tab-stops>
      </style:paragraph-properties>
    </style:style>
    <style:style style:parent-style-name="716" style:display-name="Абзац списка5" style:family="paragraph" style:name="819">
      <style:paragraph-properties fo:margin-left="1.27cm" fo:margin-right="0cm" fo:text-indent="0cm"/>
    </style:style>
    <style:style style:parent-style-name="716" style:display-name="Текст выноски" style:family="paragraph" style:name="820">
      <style:text-properties fo:font-family="Tahoma" style:font-family-complex="Tahoma" fo:font-size="8pt"/>
    </style:style>
    <style:style style:parent-style-name="725" style:display-name="Текст выноски Знак" style:family="text" style:name="821">
      <style:text-properties fo:font-family="Tahoma" style:font-family-complex="Tahoma" fo:font-size="8pt"/>
    </style:style>
    <style:style style:parent-style-name="725" style:display-name="hps atn" style:family="text" style:name="822"/>
    <style:style style:parent-style-name="716" style:display-name="Абзац списка6" style:family="paragraph" style:name="823">
      <style:paragraph-properties fo:margin-left="1.27cm" fo:margin-right="0cm" fo:text-indent="0cm"/>
    </style:style>
    <style:style style:parent-style-name="725" style:display-name="Заголовок 3 Знак" style:family="text" style:name="824">
      <style:text-properties fo:color="#4f81bd" fo:font-family="Cambria" style:font-family-complex="Cambria" fo:font-size="12pt" fo:font-weight="bold"/>
    </style:style>
    <style:style style:parent-style-name="725" style:display-name="Название книги" style:family="text" style:name="825">
      <style:text-properties fo:font-variant="small-caps" fo:letter-spacing="0.25pt" fo:font-weight="bold"/>
    </style:style>
    <style:style style:parent-style-name="716" style:display-name="Текст абзаца" style:family="paragraph" style:name="826">
      <style:text-properties fo:language="en" fo:country="US"/>
      <style:paragraph-properties fo:text-align="justify" fo:margin-left="0cm" fo:margin-right="0cm" fo:text-indent="1.251cm"/>
    </style:style>
    <style:style style:parent-style-name="716" style:display-name="Текст абзаца Char" style:family="text" style:name="827">
      <style:text-properties fo:font-family="Times New Roman" style:font-family-complex="Times New Roman" fo:font-size="12pt" fo:language="en" fo:country="US"/>
    </style:style>
    <style:style style:class="default" style:display-name="Default Paragraph Font" style:family="text" style:name="828"/>
    <style:style style:parent-style-name="716" style:display-name="T1" style:family="text" style:name="829">
      <style:text-properties fo:font-family="Symbol" style:font-family-complex="Symbol"/>
    </style:style>
    <style:style style:parent-style-name="716" style:display-name="T2" style:family="text" style:name="830">
      <style:text-properties fo:font-family="Courier New" style:font-family-complex="Courier New"/>
    </style:style>
    <style:style style:parent-style-name="716" style:display-name="T3" style:family="text" style:name="831">
      <style:text-properties fo:font-family="Wingdings" style:font-family-complex="Wingdings"/>
    </style:style>
    <style:style style:parent-style-name="716" style:display-name="T4" style:family="text" style:name="832">
      <style:text-properties fo:font-family="Symbol" style:font-family-complex="Symbol"/>
    </style:style>
    <style:style style:parent-style-name="716" style:display-name="T5" style:family="text" style:name="833">
      <style:text-properties fo:font-family="Courier New" style:font-family-complex="Courier New"/>
    </style:style>
    <style:style style:parent-style-name="716" style:display-name="T6" style:family="text" style:name="834">
      <style:text-properties fo:font-family="Wingdings" style:font-family-complex="Wingdings"/>
    </style:style>
    <style:style style:parent-style-name="716" style:display-name="T7" style:family="text" style:name="835">
      <style:text-properties fo:font-family="Symbol" style:font-family-complex="Symbol"/>
    </style:style>
    <style:style style:parent-style-name="716" style:display-name="T8" style:family="text" style:name="836">
      <style:text-properties fo:font-family="Courier New" style:font-family-complex="Courier New"/>
    </style:style>
    <style:style style:parent-style-name="716" style:display-name="T9" style:family="text" style:name="837">
      <style:text-properties fo:font-family="Wingdings" style:font-family-complex="Wingdings"/>
    </style:style>
    <style:style style:parent-style-name="716" style:display-name="T10" style:family="text" style:name="838"/>
    <style:style style:parent-style-name="716" style:display-name="T11" style:family="text" style:name="839"/>
    <style:style style:parent-style-name="716" style:display-name="T12" style:family="text" style:name="840"/>
    <style:style style:parent-style-name="716" style:display-name="T13" style:family="text" style:name="841"/>
    <style:style style:parent-style-name="716" style:display-name="T14" style:family="text" style:name="842"/>
    <style:style style:parent-style-name="716" style:display-name="T15" style:family="text" style:name="843"/>
    <style:style style:parent-style-name="716" style:display-name="T16" style:family="text" style:name="844"/>
    <style:style style:parent-style-name="716" style:display-name="T17" style:family="text" style:name="845"/>
    <style:style style:parent-style-name="716" style:display-name="T18" style:family="text" style:name="846"/>
    <style:style style:parent-style-name="716" style:display-name="T19" style:family="text" style:name="847">
      <style:text-properties style:text-position="0% 100%" fo:font-family="Symbol" style:font-family-complex="Symbol" fo:font-size="12pt" fo:letter-spacing="0pt" fo:font-style="normal" fo:font-weight="normal"/>
    </style:style>
    <style:style style:parent-style-name="716" style:display-name="T20" style:family="text" style:name="848">
      <style:text-properties fo:font-family="Courier New" style:font-family-complex="Courier New"/>
    </style:style>
    <style:style style:parent-style-name="716" style:display-name="T21" style:family="text" style:name="849">
      <style:text-properties fo:font-family="Wingdings" style:font-family-complex="Wingdings"/>
    </style:style>
    <style:style style:parent-style-name="716" style:display-name="T22" style:family="text" style:name="850">
      <style:text-properties fo:font-family="Symbol" style:font-family-complex="Symbol"/>
    </style:style>
    <style:style style:parent-style-name="716" style:display-name="T23" style:family="text" style:name="851">
      <style:text-properties fo:font-family="Courier New" style:font-family-complex="Courier New"/>
    </style:style>
    <style:style style:parent-style-name="716" style:display-name="T24" style:family="text" style:name="852">
      <style:text-properties fo:font-family="Wingdings" style:font-family-complex="Wingdings"/>
    </style:style>
    <style:style style:parent-style-name="716" style:display-name="T25" style:family="text" style:name="853">
      <style:text-properties fo:font-family="Symbol" style:font-family-complex="Symbol"/>
    </style:style>
    <style:style style:parent-style-name="716" style:display-name="T26" style:family="text" style:name="854">
      <style:text-properties fo:font-family="Courier New" style:font-family-complex="Courier New"/>
    </style:style>
    <style:style style:parent-style-name="716" style:display-name="T27" style:family="text" style:name="855">
      <style:text-properties fo:font-family="Wingdings" style:font-family-complex="Wingdings"/>
    </style:style>
    <style:style style:parent-style-name="716" style:display-name="T28" style:family="text" style:name="856">
      <style:text-properties fo:font-family="Symbol" style:font-family-complex="Symbol"/>
    </style:style>
    <style:style style:parent-style-name="716" style:display-name="T29" style:family="text" style:name="857">
      <style:text-properties fo:font-family="Courier New" style:font-family-complex="Courier New"/>
    </style:style>
    <style:style style:parent-style-name="716" style:display-name="T30" style:family="text" style:name="858">
      <style:text-properties fo:font-family="Wingdings" style:font-family-complex="Wingdings"/>
    </style:style>
    <style:style style:parent-style-name="716" style:display-name="T31" style:family="text" style:name="859">
      <style:text-properties fo:font-family="Symbol" style:font-family-complex="Symbol"/>
    </style:style>
    <style:style style:parent-style-name="716" style:display-name="T32" style:family="text" style:name="860">
      <style:text-properties fo:font-family="Courier New" style:font-family-complex="Courier New"/>
    </style:style>
    <style:style style:parent-style-name="716" style:display-name="T33" style:family="text" style:name="861">
      <style:text-properties fo:font-family="Wingdings" style:font-family-complex="Wingdings"/>
    </style:style>
    <style:style style:parent-style-name="716" style:display-name="T34" style:family="text" style:name="862">
      <style:text-properties fo:font-family="Symbol" style:font-family-complex="Symbol"/>
    </style:style>
    <style:style style:parent-style-name="716" style:display-name="T35" style:family="text" style:name="863">
      <style:text-properties fo:font-family="Courier New" style:font-family-complex="Courier New"/>
    </style:style>
    <style:style style:parent-style-name="716" style:display-name="T36" style:family="text" style:name="864">
      <style:text-properties fo:font-family="Wingdings" style:font-family-complex="Wingdings"/>
    </style:style>
    <style:style style:parent-style-name="716" style:display-name="T37" style:family="text" style:name="865">
      <style:text-properties fo:font-family="Symbol" style:font-family-complex="Symbol"/>
    </style:style>
    <style:style style:parent-style-name="716" style:display-name="T38" style:family="text" style:name="866">
      <style:text-properties fo:font-family="Courier New" style:font-family-complex="Courier New"/>
    </style:style>
    <style:style style:parent-style-name="716" style:display-name="T39" style:family="text" style:name="867">
      <style:text-properties fo:font-family="Wingdings" style:font-family-complex="Wingdings"/>
    </style:style>
    <style:style style:parent-style-name="716" style:display-name="T40" style:family="text" style:name="868">
      <style:text-properties fo:font-family="Symbol" style:font-family-complex="Symbol"/>
    </style:style>
    <style:style style:parent-style-name="716" style:display-name="T41" style:family="text" style:name="869">
      <style:text-properties fo:font-family="Courier New" style:font-family-complex="Courier New"/>
    </style:style>
    <style:style style:parent-style-name="716" style:display-name="T42" style:family="text" style:name="870">
      <style:text-properties fo:font-family="Wingdings" style:font-family-complex="Wingdings"/>
    </style:style>
    <style:style style:parent-style-name="716" style:display-name="T43" style:family="text" style:name="871">
      <style:text-properties fo:font-family="Symbol" style:font-family-complex="Symbol"/>
    </style:style>
    <style:style style:parent-style-name="716" style:display-name="T44" style:family="text" style:name="872">
      <style:text-properties fo:font-family="Courier New" style:font-family-complex="Courier New"/>
    </style:style>
    <style:style style:parent-style-name="716" style:display-name="T45" style:family="text" style:name="873">
      <style:text-properties fo:font-family="Wingdings" style:font-family-complex="Wingdings"/>
    </style:style>
    <style:style style:parent-style-name="716" style:display-name="T46" style:family="text" style:name="874">
      <style:text-properties fo:font-family="Arial" style:font-family-complex="Arial"/>
    </style:style>
    <style:style style:parent-style-name="716" style:display-name="T47" style:family="text" style:name="875">
      <style:text-properties fo:font-family="Courier New" style:font-family-complex="Courier New"/>
    </style:style>
    <style:style style:parent-style-name="716" style:display-name="T48" style:family="text" style:name="876">
      <style:text-properties fo:font-family="Wingdings" style:font-family-complex="Wingdings"/>
    </style:style>
    <style:style style:parent-style-name="716" style:display-name="T49" style:family="text" style:name="877">
      <style:text-properties fo:font-family="Symbol" style:font-family-complex="Symbol"/>
    </style:style>
    <style:style style:parent-style-name="716" style:display-name="T50" style:family="text" style:name="878">
      <style:text-properties fo:font-family="Courier New" style:font-family-complex="Courier New"/>
    </style:style>
    <style:style style:parent-style-name="716" style:display-name="T51" style:family="text" style:name="879">
      <style:text-properties fo:font-family="Wingdings" style:font-family-complex="Wingdings"/>
    </style:style>
    <style:style style:parent-style-name="716" style:display-name="T52" style:family="text" style:name="880">
      <style:text-properties fo:font-family="Symbol" style:font-family-complex="Symbol"/>
    </style:style>
    <style:style style:parent-style-name="716" style:display-name="T53" style:family="text" style:name="881">
      <style:text-properties fo:font-family="Courier New" style:font-family-complex="Courier New"/>
    </style:style>
    <style:style style:parent-style-name="716" style:display-name="T54" style:family="text" style:name="882">
      <style:text-properties fo:font-family="Wingdings" style:font-family-complex="Wingdings"/>
    </style:style>
    <style:style style:parent-style-name="716" style:display-name="T1" style:family="text" style:name="883">
      <style:text-properties fo:font-family="Symbol" style:font-family-complex="Symbol"/>
    </style:style>
    <style:style style:parent-style-name="716" style:display-name="T2" style:family="text" style:name="884">
      <style:text-properties fo:font-family="Courier New" style:font-family-complex="Courier New"/>
    </style:style>
    <style:style style:parent-style-name="716" style:display-name="T3" style:family="text" style:name="885">
      <style:text-properties fo:font-family="Wingdings" style:font-family-complex="Wingdings"/>
    </style:style>
    <style:style style:parent-style-name="716" style:display-name="T4" style:family="text" style:name="886">
      <style:text-properties fo:font-family="Symbol" style:font-family-complex="Symbol"/>
    </style:style>
    <style:style style:parent-style-name="716" style:display-name="T5" style:family="text" style:name="887">
      <style:text-properties fo:font-family="Courier New" style:font-family-complex="Courier New"/>
    </style:style>
    <style:style style:parent-style-name="716" style:display-name="T6" style:family="text" style:name="888">
      <style:text-properties fo:font-family="Wingdings" style:font-family-complex="Wingdings"/>
    </style:style>
    <style:style style:parent-style-name="716" style:display-name="T7" style:family="text" style:name="889">
      <style:text-properties fo:font-family="Symbol" style:font-family-complex="Symbol"/>
    </style:style>
    <style:style style:parent-style-name="716" style:display-name="T8" style:family="text" style:name="890">
      <style:text-properties fo:font-family="Courier New" style:font-family-complex="Courier New"/>
    </style:style>
    <style:style style:parent-style-name="716" style:display-name="T9" style:family="text" style:name="891">
      <style:text-properties fo:font-family="Wingdings" style:font-family-complex="Wingdings"/>
    </style:style>
    <style:style style:parent-style-name="716" style:display-name="T10" style:family="text" style:name="892">
      <style:text-properties style:text-position="0% 100%" fo:font-family="Symbol" style:font-family-complex="Symbol" fo:font-size="12pt" fo:letter-spacing="0pt" fo:font-style="normal" fo:font-weight="normal"/>
    </style:style>
    <style:style style:parent-style-name="716" style:display-name="T11" style:family="text" style:name="893">
      <style:text-properties fo:font-family="Courier New" style:font-family-complex="Courier New"/>
    </style:style>
    <style:style style:parent-style-name="716" style:display-name="T12" style:family="text" style:name="894">
      <style:text-properties fo:font-family="Wingdings" style:font-family-complex="Wingdings"/>
    </style:style>
    <style:style style:parent-style-name="716" style:display-name="T13" style:family="text" style:name="895">
      <style:text-properties fo:font-family="Symbol" style:font-family-complex="Symbol"/>
    </style:style>
    <style:style style:parent-style-name="716" style:display-name="T14" style:family="text" style:name="896">
      <style:text-properties fo:font-family="Courier New" style:font-family-complex="Courier New"/>
    </style:style>
    <style:style style:parent-style-name="716" style:display-name="T15" style:family="text" style:name="897">
      <style:text-properties fo:font-family="Wingdings" style:font-family-complex="Wingdings"/>
    </style:style>
    <style:style style:parent-style-name="716" style:display-name="T16" style:family="text" style:name="898">
      <style:text-properties fo:font-family="Symbol" style:font-family-complex="Symbol"/>
    </style:style>
    <style:style style:parent-style-name="716" style:display-name="T17" style:family="text" style:name="899">
      <style:text-properties fo:font-family="Courier New" style:font-family-complex="Courier New"/>
    </style:style>
    <style:style style:parent-style-name="716" style:display-name="T18" style:family="text" style:name="900">
      <style:text-properties fo:font-family="Wingdings" style:font-family-complex="Wingdings"/>
    </style:style>
    <style:style style:parent-style-name="716" style:display-name="T19" style:family="text" style:name="901">
      <style:text-properties fo:font-family="Symbol" style:font-family-complex="Symbol"/>
    </style:style>
    <style:style style:parent-style-name="716" style:display-name="T20" style:family="text" style:name="902">
      <style:text-properties fo:font-family="Courier New" style:font-family-complex="Courier New"/>
    </style:style>
    <style:style style:parent-style-name="716" style:display-name="T21" style:family="text" style:name="903">
      <style:text-properties fo:font-family="Wingdings" style:font-family-complex="Wingdings"/>
    </style:style>
    <style:style style:parent-style-name="716" style:display-name="T22" style:family="text" style:name="904">
      <style:text-properties fo:font-family="Symbol" style:font-family-complex="Symbol"/>
    </style:style>
    <style:style style:parent-style-name="716" style:display-name="T23" style:family="text" style:name="905">
      <style:text-properties fo:font-family="Courier New" style:font-family-complex="Courier New"/>
    </style:style>
    <style:style style:parent-style-name="716" style:display-name="T24" style:family="text" style:name="906">
      <style:text-properties fo:font-family="Wingdings" style:font-family-complex="Wingdings"/>
    </style:style>
    <style:style style:parent-style-name="716" style:display-name="T25" style:family="text" style:name="907">
      <style:text-properties fo:font-family="Symbol" style:font-family-complex="Symbol"/>
    </style:style>
    <style:style style:parent-style-name="716" style:display-name="T26" style:family="text" style:name="908">
      <style:text-properties fo:font-family="Courier New" style:font-family-complex="Courier New"/>
    </style:style>
    <style:style style:parent-style-name="716" style:display-name="T27" style:family="text" style:name="909">
      <style:text-properties fo:font-family="Wingdings" style:font-family-complex="Wingdings"/>
    </style:style>
    <style:style style:parent-style-name="716" style:display-name="T28" style:family="text" style:name="910">
      <style:text-properties fo:font-family="Symbol" style:font-family-complex="Symbol"/>
    </style:style>
    <style:style style:parent-style-name="716" style:display-name="T29" style:family="text" style:name="911">
      <style:text-properties fo:font-family="Courier New" style:font-family-complex="Courier New"/>
    </style:style>
    <style:style style:parent-style-name="716" style:display-name="T30" style:family="text" style:name="912">
      <style:text-properties fo:font-family="Wingdings" style:font-family-complex="Wingdings"/>
    </style:style>
    <style:style style:parent-style-name="716" style:display-name="T31" style:family="text" style:name="913">
      <style:text-properties fo:font-family="Symbol" style:font-family-complex="Symbol"/>
    </style:style>
    <style:style style:parent-style-name="716" style:display-name="T32" style:family="text" style:name="914">
      <style:text-properties fo:font-family="Courier New" style:font-family-complex="Courier New"/>
    </style:style>
    <style:style style:parent-style-name="716" style:display-name="T33" style:family="text" style:name="915">
      <style:text-properties fo:font-family="Wingdings" style:font-family-complex="Wingdings"/>
    </style:style>
    <style:style style:parent-style-name="716" style:display-name="T34" style:family="text" style:name="916">
      <style:text-properties fo:font-family="Symbol" style:font-family-complex="Symbol"/>
    </style:style>
    <style:style style:parent-style-name="716" style:display-name="T35" style:family="text" style:name="917">
      <style:text-properties fo:font-family="Courier New" style:font-family-complex="Courier New"/>
    </style:style>
    <style:style style:parent-style-name="716" style:display-name="T36" style:family="text" style:name="918">
      <style:text-properties fo:font-family="Wingdings" style:font-family-complex="Wingdings"/>
    </style:style>
    <style:style style:parent-style-name="716" style:display-name="T37" style:family="text" style:name="919">
      <style:text-properties fo:font-family="Arial" style:font-family-complex="Arial"/>
    </style:style>
    <style:style style:parent-style-name="716" style:display-name="T38" style:family="text" style:name="920">
      <style:text-properties fo:font-family="Courier New" style:font-family-complex="Courier New"/>
    </style:style>
    <style:style style:parent-style-name="716" style:display-name="T39" style:family="text" style:name="921">
      <style:text-properties fo:font-family="Wingdings" style:font-family-complex="Wingdings"/>
    </style:style>
    <style:style style:parent-style-name="716" style:display-name="T40" style:family="text" style:name="922">
      <style:text-properties fo:font-family="Symbol" style:font-family-complex="Symbol"/>
    </style:style>
    <style:style style:parent-style-name="716" style:display-name="T41" style:family="text" style:name="923">
      <style:text-properties fo:font-family="Courier New" style:font-family-complex="Courier New"/>
    </style:style>
    <style:style style:parent-style-name="716" style:display-name="T42" style:family="text" style:name="924">
      <style:text-properties fo:font-family="Wingdings" style:font-family-complex="Wingdings"/>
    </style:style>
    <style:style style:parent-style-name="716" style:display-name="T43" style:family="text" style:name="925">
      <style:text-properties fo:font-family="Symbol" style:font-family-complex="Symbol"/>
    </style:style>
    <style:style style:parent-style-name="716" style:display-name="T44" style:family="text" style:name="926">
      <style:text-properties fo:font-family="Courier New" style:font-family-complex="Courier New"/>
    </style:style>
    <style:style style:parent-style-name="716" style:display-name="T45" style:family="text" style:name="927">
      <style:text-properties fo:font-family="Wingdings" style:font-family-complex="Wingdings"/>
    </style:style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fo:text-indent="-0.635cm" fo:margin-left="1.387cm"/>
        </style:list-level-properties>
        <style:text-properties fo:font-family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">
      <text:list-level-style-number text:level="1" style:num-format="1" style:num-suffix=")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margin-left="0cm"/>
        </style:list-level-properties>
      </text:list-level-style-number>
    </text:list-style>
    <text:list-style style:name="WWNum3">
      <text:list-level-style-bullet text:level="1" text:style-name="T10" text:bullet-char="">
        <style:list-level-properties fo:width="0.4234cm" fo:height="0.4234cm" text:list-level-position-and-space-mode="label-alignment">
          <style:list-level-label-alignment fo:text-indent="-0.635cm" fo:margin-left="1.436cm"/>
        </style:list-level-properties>
        <style:text-properties style:text-position="0% 100%" fo:font-family="Symbol" style:font-family-complex="Symbol" fo:font-size="12pt" fo:letter-spacing="0pt" fo:font-style="normal" fo:font-weight="norma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3.105cm"/>
        </style:list-level-properties>
        <style:text-properties fo:font-family="Courier New" style:font-family-complex="Courier New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4.375cm"/>
        </style:list-level-properties>
        <style:text-properties fo:font-family="Wingdings" style:font-family-complex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645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915cm"/>
        </style:list-level-properties>
        <style:text-properties fo:font-family="Courier New" style:font-family-complex="Courier New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8.185cm"/>
        </style:list-level-properties>
        <style:text-properties fo:font-family="Wingdings" style:font-family-complex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9.455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73cm"/>
        </style:list-level-properties>
        <style:text-properties fo:font-family="Courier New" style:font-family-complex="Courier New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2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19" text:bullet-char="">
        <style:list-level-properties text:list-level-position-and-space-mode="label-alignment">
          <style:list-level-label-alignment fo:text-indent="-0.635cm" fo:margin-left="2.27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3.54cm"/>
        </style:list-level-properties>
        <style:text-properties fo:font-family="Courier New" style:font-family-complex="Courier New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4.81cm"/>
        </style:list-level-properties>
        <style:text-properties fo:font-family="Wingdings" style:font-family-complex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6.08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351cm"/>
        </style:list-level-properties>
        <style:text-properties fo:font-family="Courier New" style:font-family-complex="Courier New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8.621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9.8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1.16cm"/>
        </style:list-level-properties>
        <style:text-properties fo:font-family="Courier New" style:font-family-complex="Courier New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2.43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Courier New" style:font-family-complex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Courier New" style:font-family-complex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 style:font-family-complex="Wingdings"/>
      </text:list-level-style-bullet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text:list-tab-stop-position="3.81cm"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text:list-tab-stop-position="7.62cm"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text:list-tab-stop-position="11.43cm" fo:text-indent="-0.3175cm" fo:margin-left="11.43cm"/>
        </style:list-level-properties>
      </text:list-level-style-number>
    </text:list-style>
    <text:list-style style:name="WWNum7">
      <text:list-level-style-bullet text:level="1" text:style-name="T3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complex="Aria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cm" fo:margin-top="1.251cm" fo:margin-bottom="5.251cm"/>
      <style:header-style>
        <style:header-footer-properties svg:height="2.75cm" fo:min-height="2.75cm"/>
      </style:header-style>
      <style:footer-style>
        <style:header-footer-properties svg:height="3.251cm" fo:min-height="3.251cm"/>
      </style:footer-style>
    </style:page-layout>
    <style:page-layout style:name="Mpm2">
      <style:page-layout-properties fo:page-width="21cm" fo:page-height="29.7cm" style:print-orientation="portrait" fo:margin-left="3.001cm" fo:margin-right="1cm" fo:margin-top="1.251cm" fo:margin-bottom="5.251cm"/>
      <style:header-style>
        <style:header-footer-properties svg:height="2.75cm" fo:min-height="2.75cm"/>
      </style:header-style>
      <style:footer-style>
        <style:header-footer-properties svg:height="3.251cm" fo:min-height="3.251cm"/>
      </style:footer-style>
    </style:page-layout>
    <style:style style:parent-style-name="759" style:family="paragraph" style:name="P97">
      <style:paragraph-properties fo:text-align="right" fo:margin-left="0cm" fo:margin-right="0cm" fo:text-indent="0cm">
        <style:tab-stops>
          <style:tab-stop style:position="8.247cm" style:type="center"/>
          <style:tab-stop style:position="16.5cm" style:type="right"/>
        </style:tab-stops>
      </style:paragraph-properties>
    </style:style>
    <style:style style:family="paragraph" style:name="P98">
      <style:paragraph-properties/>
    </style:style>
    <style:style style:parent-style-name="753" style:family="paragraph" style:name="P99">
      <style:paragraph-properties fo:text-align="center">
        <style:tab-stops>
          <style:tab-stop style:position="17cm" style:type="right"/>
        </style:tab-stops>
      </style:paragraph-properties>
    </style:style>
    <style:style style:parent-style-name="753" style:family="paragraph" style:name="P100">
      <style:paragraph-properties>
        <style:tab-stops>
          <style:tab-stop style:position="8.247cm" style:type="center"/>
          <style:tab-stop style:position="16.5cm" style:type="right"/>
        </style:tab-stops>
      </style:paragraph-properties>
    </style:style>
    <style:style style:family="paragraph" style:name="P101">
      <style:paragraph-properties/>
    </style:style>
    <style:style style:parent-style-name="759" style:family="paragraph" style:name="P103">
      <style:paragraph-properties fo:text-align="right" fo:margin-left="0cm" fo:margin-right="0cm" fo:text-indent="0cm">
        <style:tab-stops>
          <style:tab-stop style:position="8.247cm" style:type="center"/>
          <style:tab-stop style:position="16.5cm" style:type="right"/>
        </style:tab-stops>
      </style:paragraph-properties>
    </style:style>
    <style:style style:family="paragraph" style:name="P104">
      <style:paragraph-properties/>
    </style:style>
    <style:style style:parent-style-name="753" style:family="paragraph" style:name="P105">
      <style:paragraph-properties fo:text-align="center">
        <style:tab-stops>
          <style:tab-stop style:position="17cm" style:type="right"/>
        </style:tab-stops>
      </style:paragraph-properties>
    </style:style>
    <style:style style:parent-style-name="753" style:family="paragraph" style:name="P106">
      <style:paragraph-properties>
        <style:tab-stops>
          <style:tab-stop style:position="8.247cm" style:type="center"/>
          <style:tab-stop style:position="16.5cm" style:type="right"/>
        </style:tab-stops>
      </style:paragraph-properties>
    </style:style>
    <style:style style:family="paragraph" style:name="P107">
      <style:paragraph-properties/>
    </style:style>
  </office:automatic-styles>
  <office:master-styles>
    <style:master-page style:name="Standard" style:page-layout-name="Mpm1">
      <style:footer>
        <text:p text:style-name="P99"><text:span/><text:span/><text:span/><text:page-number text:select-page="current"><text:span/></text:page-number><text:span/></text:p>
        <text:p text:style-name="P100"><text:span/><text:span/></text:p>
      </style:footer>
      <style:header>
        <text:p text:style-name="P97"><text:span><text:s text:c="5"/></text:span><text:span/></text:p>
      </style:header>
      <style:header-first>
        <text:p text:style-name="P98"><text:span/><text:span/></text:p>
      </style:header-first>
      <style:footer-first>
        <text:p text:style-name="P101"><text:span/><text:span/></text:p>
      </style:footer-first>
    </style:master-page>
    <style:master-page style:name="MasterPage2" style:page-layout-name="Mpm2">
      <style:footer>
        <text:p text:style-name="P105"><text:span/><text:span/><text:span/><text:page-number text:select-page="current"><text:span/></text:page-number><text:span/></text:p>
        <text:p text:style-name="P106"><text:span/><text:span/></text:p>
      </style:footer>
      <style:header>
        <text:p text:style-name="P103"><text:span><text:s text:c="5"/></text:span><text:span/></text:p>
      </style:header>
      <style:header-first>
        <text:p text:style-name="P104"><text:span/><text:span/></text:p>
      </style:header-first>
      <style:footer-first>
        <text:p text:style-name="P107"><text:span/><text:span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math xmlns="http://www.w3.org/1998/Math/MathML">
  <semantics>
    <mi>A</mi>
    <mtext>=</mtext>
    <mrow>
      <mo fence="true" form="prefix" stretchy="true">[</mo>
      <mtable>
        <mtr>
          <mtd>
            <mtable>
              <mtr>
                <mtd>
                  <mfrac>
                    <mrow>
                      <mn>2</mn>
                      <mn>5</mn>
                    </mrow>
                    <mrow>
                      <mn>4</mn>
                    </mrow>
                  </mfrac>
                </mtd>
              </mtr>
              <mtr>
                <mtd>
                  <mfrac>
                    <mrow>
                      <mn>2</mn>
                      <mn>3</mn>
                    </mrow>
                    <mrow>
                      <mn>4</mn>
                    </mrow>
                  </mfrac>
                </mtd>
              </mtr>
              <mtr>
                <mtd>
                  <mtable>
                    <mtr>
                      <mtd>
                        <mo>-</mo>
                        <mn>2</mn>
                      </mtd>
                    </mtr>
                    <mtr>
                      <mtd>
                        <mfrac>
                          <mrow>
                            <mn>3</mn>
                            <mn>9</mn>
                          </mrow>
                          <mrow>
                            <mn>4</mn>
                          </mrow>
                        </mfrac>
                      </mtd>
                    </mtr>
                  </mtable>
                </mtd>
              </mtr>
            </mtable>
          </mtd>
          <mtd>
            <mtable>
              <mtr>
                <mtd>
                  <mfrac>
                    <mrow>
                      <mn>9</mn>
                    </mrow>
                    <mrow>
                      <mn>8</mn>
                    </mrow>
                  </mfrac>
                </mtd>
                <mtd>
                  <mfrac>
                    <mrow>
                      <mn>3</mn>
                    </mrow>
                    <mrow>
                      <mn>4</mn>
                    </mrow>
                  </mfrac>
                </mtd>
                <mtd>
                  <mfrac>
                    <mrow>
                      <mn>2</mn>
                      <mn>5</mn>
                    </mrow>
                    <mrow>
                      <mn>8</mn>
                    </mrow>
                  </mfrac>
                </mtd>
              </mtr>
              <mtr>
                <mtd>
                  <mfrac>
                    <mrow>
                      <mn>5</mn>
                      <mn>5</mn>
                    </mrow>
                    <mrow>
                      <mn>8</mn>
                    </mrow>
                  </mfrac>
                </mtd>
                <mtd>
                  <mo>-</mo>
                  <mfrac>
                    <mrow>
                      <mn>3</mn>
                    </mrow>
                    <mrow>
                      <mn>4</mn>
                    </mrow>
                  </mfrac>
                </mtd>
                <mtd>
                  <mfrac>
                    <mrow>
                      <mn>7</mn>
                    </mrow>
                    <mrow>
                      <mn>8</mn>
                    </mrow>
                  </mfrac>
                </mtd>
              </mtr>
              <mtr>
                <mtd>
                  <mtable>
                    <mtr>
                      <mtd>
                        <mo>-</mo>
                        <mn>1</mn>
                      </mtd>
                    </mtr>
                    <mtr>
                      <mtd>
                        <mfrac>
                          <mrow>
                            <mn>3</mn>
                            <mn>9</mn>
                          </mrow>
                          <mrow>
                            <mn>8</mn>
                          </mrow>
                        </mfrac>
                      </mtd>
                    </mtr>
                  </mtable>
                </mtd>
                <mtd>
                  <mtable>
                    <mtr>
                      <mtd>
                        <mn>1</mn>
                        <mn>0</mn>
                      </mtd>
                    </mtr>
                    <mtr>
                      <mtd>
                        <mo>-</mo>
                        <mfrac>
                          <mrow>
                            <mn>5</mn>
                            <mn>1</mn>
                          </mrow>
                          <mrow>
                            <mn>4</mn>
                          </mrow>
                        </mfrac>
                      </mtd>
                    </mtr>
                  </mtable>
                </mtd>
                <mtd>
                  <mtable>
                    <mtr>
                      <mtd>
                        <mo>-</mo>
                        <mn>1</mn>
                      </mtd>
                    </mtr>
                    <mtr>
                      <mtd>
                        <mfrac>
                          <mrow>
                            <mn>5</mn>
                            <mn>5</mn>
                          </mrow>
                          <mrow>
                            <mn>8</mn>
                          </mrow>
                        </mfrac>
                      </mtd>
                    </mtr>
                  </mtable>
                </mtd>
              </mtr>
            </mtable>
          </mtd>
        </mtr>
      </mtable>
      <mo fence="true" form="postfix" stretchy="true">]</mo>
    </mrow>
  </semantics>
</math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0/content.xml><?xml version="1.0" encoding="utf-8"?>
<math xmlns="http://www.w3.org/1998/Math/MathML">
  <semantics>
    <mrow>
      <mo fence="true" form="prefix" stretchy="true">(</mo>
      <mtable>
        <mtr>
          <mtd>
            <mn>2</mn>
            <mn>5</mn>
            <mo>/</mo>
            <mn>4</mn>
          </mtd>
          <mtd>
            <mn>9</mn>
            <mo>/</mo>
            <mn>8</mn>
          </mtd>
          <mtd>
            <mtable>
              <mtr>
                <mtd>
                  <mn>3</mn>
                  <mo>/</mo>
                  <mn>4</mn>
                </mtd>
                <mtd>
                  <mn>2</mn>
                  <mn>5</mn>
                  <mo>/</mo>
                  <mn>8</mn>
                </mtd>
              </mtr>
            </mtable>
          </mtd>
        </mtr>
      </mtable>
      <mo fence="true" form="postfix" stretchy="true">)</mo>
    </mrow>
  </semantics>
</math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1/content.xml><?xml version="1.0" encoding="utf-8"?>
<math xmlns="http://www.w3.org/1998/Math/MathML">
  <semantics>
    <msup>
      <mrow>
        <mi>A</mi>
      </mrow>
      <mrow>
        <mo>-</mo>
        <mn>1</mn>
      </mrow>
    </msup>
    <mtext>=</mtext>
    <mrow>
      <mo fence="true" form="prefix" stretchy="true">[</mo>
      <mtable>
        <mtr>
          <mtd>
            <mtable>
              <mtr>
                <mtd>
                  <mn>0</mn>
                  <mi>.</mi>
                  <mn>3</mn>
                  <mn>4</mn>
                  <mn>3</mn>
                  <mn>7</mn>
                  <mn>5</mn>
                </mtd>
              </mtr>
              <mtr>
                <mtd>
                  <mo>-</mo>
                  <mn>0</mn>
                  <mi>.</mi>
                  <mn>2</mn>
                  <mn>5</mn>
                </mtd>
              </mtr>
              <mtr>
                <mtd>
                  <mtable>
                    <mtr>
                      <mtd>
                        <mn>0</mn>
                        <mi>.</mi>
                        <mn>0</mn>
                        <mn>1</mn>
                        <mn>5</mn>
                        <mn>6</mn>
                        <mn>2</mn>
                        <mn>5</mn>
                      </mtd>
                    </mtr>
                    <mtr>
                      <mtd>
                        <mo>-</mo>
                        <mn>0</mn>
                        <mi>.</mi>
                        <mn>2</mn>
                        <mn>8</mn>
                        <mn>1</mn>
                        <mn>2</mn>
                        <mn>5</mn>
                      </mtd>
                    </mtr>
                  </mtable>
                </mtd>
              </mtr>
            </mtable>
          </mtd>
          <mtd>
            <mtable>
              <mtr>
                <mtd>
                  <mn>0</mn>
                  <mi>.</mi>
                  <mn>0</mn>
                  <mn>4</mn>
                  <mn>6</mn>
                  <mn>8</mn>
                  <mn>7</mn>
                  <mn>5</mn>
                </mtd>
                <mtd>
                  <mo>-</mo>
                  <mn>0</mn>
                  <mi>.</mi>
                  <mn>2</mn>
                  <mn>8</mn>
                  <mn>1</mn>
                  <mn>2</mn>
                  <mn>5</mn>
                </mtd>
                <mtd>
                  <mo>-</mo>
                  <mn>0</mn>
                  <mi>.</mi>
                  <mn>2</mn>
                  <mn>0</mn>
                  <mn>3</mn>
                  <mn>1</mn>
                  <mn>2</mn>
                  <mn>5</mn>
                </mtd>
              </mtr>
              <mtr>
                <mtd>
                  <mn>0</mn>
                  <mi>.</mi>
                  <mn>1</mn>
                  <mn>2</mn>
                  <mn>5</mn>
                </mtd>
                <mtd>
                  <mn>0</mn>
                  <mi>.</mi>
                  <mn>1</mn>
                  <mn>8</mn>
                  <mn>7</mn>
                  <mn>5</mn>
                </mtd>
                <mtd>
                  <mn>0</mn>
                  <mi>.</mi>
                  <mn>1</mn>
                  <mn>2</mn>
                  <mn>5</mn>
                </mtd>
              </mtr>
              <mtr>
                <mtd>
                  <mtable>
                    <mtr>
                      <mtd>
                        <mn>0</mn>
                        <mi>.</mi>
                        <mn>0</mn>
                        <mn>0</mn>
                        <mn>7</mn>
                        <mn>8</mn>
                        <mn>1</mn>
                        <mn>2</mn>
                        <mn>5</mn>
                      </mtd>
                    </mtr>
                    <mtr>
                      <mtd>
                        <mo>-</mo>
                        <mn>0</mn>
                        <mi>.</mi>
                        <mn>1</mn>
                        <mn>4</mn>
                        <mn>0</mn>
                        <mn>6</mn>
                        <mn>2</mn>
                        <mn>5</mn>
                      </mtd>
                    </mtr>
                  </mtable>
                </mtd>
                <mtd>
                  <mtable>
                    <mtr>
                      <mtd>
                        <mn>0</mn>
                        <mi>.</mi>
                        <mn>1</mn>
                        <mn>0</mn>
                        <mn>9</mn>
                        <mn>3</mn>
                        <mn>7</mn>
                        <mn>5</mn>
                      </mtd>
                    </mtr>
                    <mtr>
                      <mtd>
                        <mn>0</mn>
                        <mi>.</mi>
                        <mn>4</mn>
                        <mn>6</mn>
                        <mn>8</mn>
                        <mn>7</mn>
                        <mn>5</mn>
                      </mtd>
                    </mtr>
                  </mtable>
                </mtd>
                <mtd>
                  <mtable>
                    <mtr>
                      <mtd>
                        <mn>0</mn>
                        <mi>.</mi>
                        <mn>0</mn>
                        <mn>0</mn>
                        <mn>7</mn>
                        <mn>8</mn>
                        <mn>1</mn>
                        <mn>2</mn>
                        <mn>5</mn>
                      </mtd>
                    </mtr>
                    <mtr>
                      <mtd>
                        <mn>0</mn>
                        <mi>.</mi>
                        <mn>3</mn>
                        <mn>5</mn>
                        <mn>9</mn>
                        <mn>3</mn>
                        <mn>7</mn>
                        <mn>5</mn>
                      </mtd>
                    </mtr>
                  </mtable>
                </mtd>
              </mtr>
            </mtable>
          </mtd>
        </mtr>
      </mtable>
      <mo fence="true" form="postfix" stretchy="true">]</mo>
    </mrow>
  </semantics>
</math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2/content.xml><?xml version="1.0" encoding="utf-8"?>
<math xmlns="http://www.w3.org/1998/Math/MathML">
  <semantics>
    <msubsup>
      <mi>l</mi>
      <mrow>
        <mn>4</mn>
      </mrow>
      <mrow>
        <mn>1</mn>
      </mrow>
    </msubsup>
  </semantics>
</math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3/content.xml><?xml version="1.0" encoding="utf-8"?>
<math xmlns="http://www.w3.org/1998/Math/MathML">
  <semantics>
    <msubsup>
      <mi>l</mi>
      <mrow>
        <mn>4</mn>
      </mrow>
      <mrow>
        <mo>∞</mo>
      </mrow>
    </msubsup>
  </semantics>
</math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4/content.xml><?xml version="1.0" encoding="utf-8"?>
<math xmlns="http://www.w3.org/1998/Math/MathML">
  <semantics>
    <mrow>
      <mo fence="true" form="prefix" stretchy="true">(</mo>
      <mtable>
        <mtr>
          <mtd>
            <mo>-</mo>
            <mn>0</mn>
            <mi>.</mi>
            <mn>2</mn>
            <mn>8</mn>
            <mn>1</mn>
            <mn>2</mn>
            <mn>5</mn>
          </mtd>
          <mtd>
            <mn>0</mn>
            <mi>.</mi>
            <mn>1</mn>
            <mn>8</mn>
            <mn>7</mn>
            <mn>5</mn>
          </mtd>
          <mtd>
            <mtable>
              <mtr>
                <mtd>
                  <mn>0</mn>
                  <mi>.</mi>
                  <mn>1</mn>
                  <mn>0</mn>
                  <mn>9</mn>
                  <mn>3</mn>
                  <mn>7</mn>
                  <mn>5</mn>
                </mtd>
                <mtd>
                  <mn>0</mn>
                  <mi>.</mi>
                  <mn>4</mn>
                  <mn>6</mn>
                  <mn>8</mn>
                  <mn>7</mn>
                  <mn>5</mn>
                </mtd>
              </mtr>
            </mtable>
          </mtd>
        </mtr>
      </mtable>
      <mo fence="true" form="postfix" stretchy="true">)</mo>
    </mrow>
  </semantics>
</math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5/content.xml><?xml version="1.0" encoding="utf-8"?>
<math xmlns="http://www.w3.org/1998/Math/MathML">
  <semantics>
    <mrow>
      <mo fence="true" form="prefix" stretchy="true">(</mo>
      <mtable>
        <mtr>
          <mtd>
            <mo>-</mo>
            <mn>0</mn>
            <mi>.</mi>
            <mn>2</mn>
            <mn>8</mn>
            <mn>1</mn>
            <mn>2</mn>
            <mn>5</mn>
          </mtd>
          <mtd>
            <mo>-</mo>
            <mn>0</mn>
            <mi>.</mi>
            <mn>1</mn>
            <mn>4</mn>
            <mn>0</mn>
            <mn>6</mn>
            <mn>2</mn>
            <mn>5</mn>
          </mtd>
          <mtd>
            <mtable>
              <mtr>
                <mtd>
                  <mn>0</mn>
                  <mi>.</mi>
                  <mn>4</mn>
                  <mn>6</mn>
                  <mn>8</mn>
                  <mn>7</mn>
                  <mn>5</mn>
                </mtd>
                <mtd>
                  <mn>0</mn>
                  <mi>.</mi>
                  <mn>3</mn>
                  <mn>5</mn>
                  <mn>9</mn>
                  <mn>3</mn>
                  <mn>7</mn>
                  <mn>5</mn>
                </mtd>
              </mtr>
            </mtable>
          </mtd>
        </mtr>
      </mtable>
      <mo fence="true" form="postfix" stretchy="true">)</mo>
    </mrow>
  </semantics>
</math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6/content.xml><?xml version="1.0" encoding="utf-8"?>
<math xmlns="http://www.w3.org/1998/Math/MathML">
  <semantics>
    <mrow>
      <mo fence="true" form="prefix" stretchy="true">‖</mo>
      <msubsup>
        <mi>A</mi>
        <mrow>
          <msubsup>
            <mi>l</mi>
            <mrow>
              <mn>4</mn>
            </mrow>
            <mrow>
              <mn>1</mn>
            </mrow>
          </msubsup>
        </mrow>
        <mrow>
          <mo>-</mo>
          <mn>1</mn>
        </mrow>
      </msubsup>
      <mo fence="true" form="postfix" stretchy="true">‖</mo>
    </mrow>
    <mtext>=</mtext>
    <mn>0</mn>
    <mi>.</mi>
    <mn>4</mn>
    <mn>8</mn>
    <mn>4</mn>
    <mn>3</mn>
    <mn>7</mn>
    <mn>5</mn>
  </semantics>
</math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7/content.xml><?xml version="1.0" encoding="utf-8"?>
<math xmlns="http://www.w3.org/1998/Math/MathML">
  <semantics>
    <mrow>
      <mo fence="true" form="prefix" stretchy="true">‖</mo>
      <msubsup>
        <mi>A</mi>
        <mrow>
          <msubsup>
            <mi>l</mi>
            <mrow>
              <mo>∞</mo>
            </mrow>
            <mrow>
              <mn>1</mn>
            </mrow>
          </msubsup>
        </mrow>
        <mrow>
          <mo>-</mo>
          <mn>1</mn>
        </mrow>
      </msubsup>
      <mo fence="true" form="postfix" stretchy="true">‖</mo>
    </mrow>
    <mtext>=</mtext>
    <mn>0</mn>
    <mi>.</mi>
    <mn>4</mn>
    <mn>0</mn>
    <mn>6</mn>
    <mn>2</mn>
    <mn>5</mn>
  </semantics>
</math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8/content.xml><?xml version="1.0" encoding="utf-8"?>
<math xmlns="http://www.w3.org/1998/Math/MathML">
  <semantics>
    <mi>cond(A)</mi>
    <mtext>=</mtext>
    <mo>|</mo>
    <mo>|</mo>
    <mi>A</mi>
    <mo>|</mo>
    <mo>|</mo>
    <mo>∙</mo>
    <mo>|</mo>
    <mo>|</mo>
    <msup>
      <mrow>
        <mi>A</mi>
      </mrow>
      <mrow>
        <mo>-</mo>
        <mn>1</mn>
      </mrow>
    </msup>
    <mo>|</mo>
    <mo>|</mo>
  </semantics>
</math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19/content.xml><?xml version="1.0" encoding="utf-8"?>
<math xmlns="http://www.w3.org/1998/Math/MathML">
  <semantics>
    <mn>1</mn>
    <mn>9</mn>
    <mi>.</mi>
    <mn>7</mn>
    <mn>5</mn>
  </semantics>
</math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/content.xml><?xml version="1.0" encoding="utf-8"?>
<math xmlns="http://www.w3.org/1998/Math/MathML">
  <semantics>
    <mi>A:</mi>
    <msup>
      <mrow>
        <mi>ℝ</mi>
      </mrow>
      <mrow>
        <mn>4</mn>
      </mrow>
    </msup>
    <mo>→</mo>
    <msup>
      <mrow>
        <mi>ℝ</mi>
      </mrow>
      <mrow>
        <mn>4</mn>
      </mrow>
    </msup>
  </semantics>
</math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0/content.xml><?xml version="1.0" encoding="utf-8"?>
<math xmlns="http://www.w3.org/1998/Math/MathML">
  <semantics>
    <mn>0</mn>
    <mi>.</mi>
    <mn>4</mn>
    <mn>8</mn>
    <mn>4</mn>
    <mn>3</mn>
    <mn>7</mn>
    <mn>5</mn>
  </semantics>
</math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1/content.xml><?xml version="1.0" encoding="utf-8"?>
<math xmlns="http://www.w3.org/1998/Math/MathML">
  <semantics>
    <msubsup>
      <mi>l</mi>
      <mrow>
        <mn>4</mn>
      </mrow>
      <mrow>
        <mn>1</mn>
      </mrow>
    </msubsup>
  </semantics>
</math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2/content.xml><?xml version="1.0" encoding="utf-8"?>
<math xmlns="http://www.w3.org/1998/Math/MathML">
  <semantics>
    <mn>1</mn>
    <mn>1</mn>
    <mi>.</mi>
    <mn>2</mn>
    <mn>5</mn>
  </semantics>
</math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3/content.xml><?xml version="1.0" encoding="utf-8"?>
<math xmlns="http://www.w3.org/1998/Math/MathML">
  <semantics>
    <mn>0</mn>
    <mi>.</mi>
    <mn>4</mn>
    <mn>0</mn>
    <mn>6</mn>
    <mn>2</mn>
    <mn>5</mn>
  </semantics>
</math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4/content.xml><?xml version="1.0" encoding="utf-8"?>
<math xmlns="http://www.w3.org/1998/Math/MathML">
  <semantics>
    <msubsup>
      <mi>l</mi>
      <mrow>
        <mn>4</mn>
      </mrow>
      <mrow>
        <mo>∞</mo>
      </mrow>
    </msubsup>
  </semantics>
</math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5/content.xml><?xml version="1.0" encoding="utf-8"?>
<math xmlns="http://www.w3.org/1998/Math/MathML">
  <semantics>
    <msup>
      <mrow>
        <mi>A</mi>
      </mrow>
      <mrow>
        <mi>*</mi>
      </mrow>
    </msup>
    <mtext>=</mtext>
    <msup>
      <mrow>
        <mi>A</mi>
      </mrow>
      <mrow>
        <mi>T</mi>
      </mrow>
    </msup>
  </semantics>
</math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6/content.xml><?xml version="1.0" encoding="utf-8"?>
<math xmlns="http://www.w3.org/1998/Math/MathML">
  <semantics>
    <mi>A</mi>
    <mtext>=</mtext>
    <mrow>
      <mo fence="true" form="prefix" stretchy="true">[</mo>
      <mtable>
        <mtr>
          <mtd>
            <mtable>
              <mtr>
                <mtd>
                  <mfrac>
                    <mrow>
                      <mn>2</mn>
                      <mn>5</mn>
                    </mrow>
                    <mrow>
                      <mn>4</mn>
                    </mrow>
                  </mfrac>
                </mtd>
              </mtr>
              <mtr>
                <mtd>
                  <mfrac>
                    <mrow>
                      <mn>2</mn>
                      <mn>3</mn>
                    </mrow>
                    <mrow>
                      <mn>4</mn>
                    </mrow>
                  </mfrac>
                </mtd>
              </mtr>
              <mtr>
                <mtd>
                  <mtable>
                    <mtr>
                      <mtd>
                        <mo>-</mo>
                        <mn>2</mn>
                      </mtd>
                    </mtr>
                    <mtr>
                      <mtd>
                        <mfrac>
                          <mrow>
                            <mn>3</mn>
                            <mn>9</mn>
                          </mrow>
                          <mrow>
                            <mn>4</mn>
                          </mrow>
                        </mfrac>
                      </mtd>
                    </mtr>
                  </mtable>
                </mtd>
              </mtr>
            </mtable>
          </mtd>
          <mtd>
            <mtable>
              <mtr>
                <mtd>
                  <mfrac>
                    <mrow>
                      <mn>9</mn>
                    </mrow>
                    <mrow>
                      <mn>8</mn>
                    </mrow>
                  </mfrac>
                </mtd>
                <mtd>
                  <mfrac>
                    <mrow>
                      <mn>3</mn>
                    </mrow>
                    <mrow>
                      <mn>4</mn>
                    </mrow>
                  </mfrac>
                </mtd>
                <mtd>
                  <mfrac>
                    <mrow>
                      <mn>2</mn>
                      <mn>5</mn>
                    </mrow>
                    <mrow>
                      <mn>8</mn>
                    </mrow>
                  </mfrac>
                </mtd>
              </mtr>
              <mtr>
                <mtd>
                  <mfrac>
                    <mrow>
                      <mn>5</mn>
                      <mn>5</mn>
                    </mrow>
                    <mrow>
                      <mn>8</mn>
                    </mrow>
                  </mfrac>
                </mtd>
                <mtd>
                  <mo>-</mo>
                  <mfrac>
                    <mrow>
                      <mn>3</mn>
                    </mrow>
                    <mrow>
                      <mn>4</mn>
                    </mrow>
                  </mfrac>
                </mtd>
                <mtd>
                  <mfrac>
                    <mrow>
                      <mn>7</mn>
                    </mrow>
                    <mrow>
                      <mn>8</mn>
                    </mrow>
                  </mfrac>
                </mtd>
              </mtr>
              <mtr>
                <mtd>
                  <mtable>
                    <mtr>
                      <mtd>
                        <mo>-</mo>
                        <mn>1</mn>
                      </mtd>
                    </mtr>
                    <mtr>
                      <mtd>
                        <mfrac>
                          <mrow>
                            <mn>3</mn>
                            <mn>9</mn>
                          </mrow>
                          <mrow>
                            <mn>8</mn>
                          </mrow>
                        </mfrac>
                      </mtd>
                    </mtr>
                  </mtable>
                </mtd>
                <mtd>
                  <mtable>
                    <mtr>
                      <mtd>
                        <mn>1</mn>
                        <mn>0</mn>
                      </mtd>
                    </mtr>
                    <mtr>
                      <mtd>
                        <mo>-</mo>
                        <mfrac>
                          <mrow>
                            <mn>5</mn>
                            <mn>1</mn>
                          </mrow>
                          <mrow>
                            <mn>4</mn>
                          </mrow>
                        </mfrac>
                      </mtd>
                    </mtr>
                  </mtable>
                </mtd>
                <mtd>
                  <mtable>
                    <mtr>
                      <mtd>
                        <mo>-</mo>
                        <mn>1</mn>
                      </mtd>
                    </mtr>
                    <mtr>
                      <mtd>
                        <mfrac>
                          <mrow>
                            <mn>5</mn>
                            <mn>5</mn>
                          </mrow>
                          <mrow>
                            <mn>8</mn>
                          </mrow>
                        </mfrac>
                      </mtd>
                    </mtr>
                  </mtable>
                </mtd>
              </mtr>
            </mtable>
          </mtd>
        </mtr>
      </mtable>
      <mo fence="true" form="postfix" stretchy="true">]</mo>
    </mrow>
  </semantics>
</math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7/content.xml><?xml version="1.0" encoding="utf-8"?>
<math xmlns="http://www.w3.org/1998/Math/MathML">
  <semantics>
    <msup>
      <mrow>
        <mi>A</mi>
      </mrow>
      <mrow>
        <mi>*</mi>
      </mrow>
    </msup>
    <mtext>=</mtext>
    <mrow>
      <mo fence="true" form="prefix" stretchy="true">[</mo>
      <mtable>
        <mtr>
          <mtd>
            <mtable>
              <mtr>
                <mtd>
                  <mfrac>
                    <mrow>
                      <mn>2</mn>
                      <mn>5</mn>
                    </mrow>
                    <mrow>
                      <mn>4</mn>
                    </mrow>
                  </mfrac>
                </mtd>
              </mtr>
              <mtr>
                <mtd>
                  <mfrac>
                    <mrow>
                      <mn>9</mn>
                    </mrow>
                    <mrow>
                      <mn>8</mn>
                    </mrow>
                  </mfrac>
                </mtd>
              </mtr>
              <mtr>
                <mtd>
                  <mtable>
                    <mtr>
                      <mtd>
                        <mfrac>
                          <mrow>
                            <mn>3</mn>
                          </mrow>
                          <mrow>
                            <mn>4</mn>
                          </mrow>
                        </mfrac>
                      </mtd>
                    </mtr>
                    <mtr>
                      <mtd>
                        <mfrac>
                          <mrow>
                            <mn>2</mn>
                            <mn>5</mn>
                          </mrow>
                          <mrow>
                            <mn>8</mn>
                          </mrow>
                        </mfrac>
                      </mtd>
                    </mtr>
                  </mtable>
                </mtd>
              </mtr>
            </mtable>
          </mtd>
          <mtd>
            <mtable>
              <mtr>
                <mtd>
                  <mfrac>
                    <mrow>
                      <mn>2</mn>
                      <mn>3</mn>
                    </mrow>
                    <mrow>
                      <mn>4</mn>
                    </mrow>
                  </mfrac>
                </mtd>
                <mtd>
                  <mo>-</mo>
                  <mn>2</mn>
                </mtd>
                <mtd>
                  <mfrac>
                    <mrow>
                      <mn>3</mn>
                      <mn>9</mn>
                    </mrow>
                    <mrow>
                      <mn>4</mn>
                    </mrow>
                  </mfrac>
                </mtd>
              </mtr>
              <mtr>
                <mtd>
                  <mfrac>
                    <mrow>
                      <mn>5</mn>
                      <mn>5</mn>
                    </mrow>
                    <mrow>
                      <mn>8</mn>
                    </mrow>
                  </mfrac>
                </mtd>
                <mtd>
                  <mo>-</mo>
                  <mn>1</mn>
                </mtd>
                <mtd>
                  <mfrac>
                    <mrow>
                      <mn>3</mn>
                      <mn>9</mn>
                    </mrow>
                    <mrow>
                      <mn>8</mn>
                    </mrow>
                  </mfrac>
                </mtd>
              </mtr>
              <mtr>
                <mtd>
                  <mtable>
                    <mtr>
                      <mtd>
                        <mo>-</mo>
                        <mfrac>
                          <mrow>
                            <mn>3</mn>
                          </mrow>
                          <mrow>
                            <mn>4</mn>
                          </mrow>
                        </mfrac>
                      </mtd>
                    </mtr>
                    <mtr>
                      <mtd>
                        <mfrac>
                          <mrow>
                            <mn>7</mn>
                          </mrow>
                          <mrow>
                            <mn>8</mn>
                          </mrow>
                        </mfrac>
                      </mtd>
                    </mtr>
                  </mtable>
                </mtd>
                <mtd>
                  <mtable>
                    <mtr>
                      <mtd>
                        <mn>1</mn>
                        <mn>0</mn>
                      </mtd>
                    </mtr>
                    <mtr>
                      <mtd>
                        <mo>-</mo>
                        <mn>1</mn>
                      </mtd>
                    </mtr>
                  </mtable>
                </mtd>
                <mtd>
                  <mtable>
                    <mtr>
                      <mtd>
                        <mo>-</mo>
                        <mfrac>
                          <mrow>
                            <mn>5</mn>
                            <mn>1</mn>
                          </mrow>
                          <mrow>
                            <mn>4</mn>
                          </mrow>
                        </mfrac>
                      </mtd>
                    </mtr>
                    <mtr>
                      <mtd>
                        <mfrac>
                          <mrow>
                            <mn>5</mn>
                            <mn>5</mn>
                          </mrow>
                          <mrow>
                            <mn>8</mn>
                          </mrow>
                        </mfrac>
                      </mtd>
                    </mtr>
                  </mtable>
                </mtd>
              </mtr>
            </mtable>
          </mtd>
        </mtr>
      </mtable>
      <mo fence="true" form="postfix" stretchy="true">]</mo>
    </mrow>
  </semantics>
</math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8/content.xml><?xml version="1.0" encoding="utf-8"?>
<math xmlns="http://www.w3.org/1998/Math/MathML">
  <semantics>
    <mi>G</mi>
    <mtext>=</mtext>
    <mi>A</mi>
    <mo>∙</mo>
    <msup>
      <mrow>
        <mi>A</mi>
      </mrow>
      <mrow>
        <mi>*</mi>
      </mrow>
    </msup>
    <mtext>=</mtext>
    <mrow>
      <mo fence="true" form="prefix" stretchy="true">[</mo>
      <mtable>
        <mtr>
          <mtd>
            <mtable>
              <mtr>
                <mtd>
                  <mfrac>
                    <mrow>
                      <mn>1</mn>
                      <mn>6</mn>
                      <mn>2</mn>
                      <mn>1</mn>
                    </mrow>
                    <mrow>
                      <mn>3</mn>
                      <mn>2</mn>
                    </mrow>
                  </mfrac>
                </mtd>
              </mtr>
              <mtr>
                <mtd>
                  <mfrac>
                    <mrow>
                      <mn>1</mn>
                      <mn>4</mn>
                      <mn>6</mn>
                      <mn>7</mn>
                    </mrow>
                    <mrow>
                      <mn>3</mn>
                      <mn>2</mn>
                    </mrow>
                  </mfrac>
                </mtd>
              </mtr>
              <mtr>
                <mtd>
                  <mtable>
                    <mtr>
                      <mtd>
                        <mo>-</mo>
                        <mfrac>
                          <mrow>
                            <mn>3</mn>
                            <mn>7</mn>
                          </mrow>
                          <mrow>
                            <mn>4</mn>
                          </mrow>
                        </mfrac>
                      </mtd>
                    </mtr>
                    <mtr>
                      <mtd>
                        <mfrac>
                          <mrow>
                            <mn>2</mn>
                            <mn>5</mn>
                            <mn>0</mn>
                            <mn>7</mn>
                          </mrow>
                          <mrow>
                            <mn>3</mn>
                            <mn>2</mn>
                          </mrow>
                        </mfrac>
                      </mtd>
                    </mtr>
                  </mtable>
                </mtd>
              </mtr>
            </mtable>
          </mtd>
          <mtd>
            <mtable>
              <mtr>
                <mtd>
                  <mfrac>
                    <mrow>
                      <mn>1</mn>
                      <mn>4</mn>
                      <mn>6</mn>
                      <mn>7</mn>
                    </mrow>
                    <mrow>
                      <mn>3</mn>
                      <mn>2</mn>
                    </mrow>
                  </mfrac>
                </mtd>
                <mtd>
                  <mo>-</mo>
                  <mfrac>
                    <mrow>
                      <mn>3</mn>
                      <mn>7</mn>
                    </mrow>
                    <mrow>
                      <mn>4</mn>
                    </mrow>
                  </mfrac>
                </mtd>
                <mtd>
                  <mfrac>
                    <mrow>
                      <mn>2</mn>
                      <mn>5</mn>
                      <mn>0</mn>
                      <mn>7</mn>
                    </mrow>
                    <mrow>
                      <mn>3</mn>
                      <mn>2</mn>
                    </mrow>
                  </mfrac>
                </mtd>
              </mtr>
              <mtr>
                <mtd>
                  <mfrac>
                    <mrow>
                      <mn>2</mn>
                      <mn>6</mn>
                      <mn>1</mn>
                      <mn>3</mn>
                    </mrow>
                    <mrow>
                      <mn>3</mn>
                      <mn>2</mn>
                    </mrow>
                  </mfrac>
                </mtd>
                <mtd>
                  <mo>-</mo>
                  <mfrac>
                    <mrow>
                      <mn>1</mn>
                      <mn>0</mn>
                      <mn>7</mn>
                    </mrow>
                    <mrow>
                      <mn>4</mn>
                    </mrow>
                  </mfrac>
                </mtd>
                <mtd>
                  <mfrac>
                    <mrow>
                      <mn>3</mn>
                      <mn>3</mn>
                      <mn>6</mn>
                      <mn>5</mn>
                    </mrow>
                    <mrow>
                      <mn>3</mn>
                      <mn>2</mn>
                    </mrow>
                  </mfrac>
                </mtd>
              </mtr>
              <mtr>
                <mtd>
                  <mtable>
                    <mtr>
                      <mtd>
                        <mo>-</mo>
                        <mfrac>
                          <mrow>
                            <mn>1</mn>
                            <mn>0</mn>
                            <mn>7</mn>
                          </mrow>
                          <mrow>
                            <mn>4</mn>
                          </mrow>
                        </mfrac>
                      </mtd>
                    </mtr>
                    <mtr>
                      <mtd>
                        <mfrac>
                          <mrow>
                            <mn>3</mn>
                            <mn>3</mn>
                            <mn>6</mn>
                            <mn>5</mn>
                          </mrow>
                          <mrow>
                            <mn>3</mn>
                            <mn>2</mn>
                          </mrow>
                        </mfrac>
                      </mtd>
                    </mtr>
                  </mtable>
                </mtd>
                <mtd>
                  <mtable>
                    <mtr>
                      <mtd>
                        <mn>1</mn>
                        <mn>0</mn>
                        <mn>6</mn>
                      </mtd>
                    </mtr>
                    <mtr>
                      <mtd>
                        <mo>-</mo>
                        <mfrac>
                          <mrow>
                            <mn>6</mn>
                            <mn>3</mn>
                            <mn>5</mn>
                          </mrow>
                          <mrow>
                            <mn>4</mn>
                          </mrow>
                        </mfrac>
                      </mtd>
                    </mtr>
                  </mtable>
                </mtd>
                <mtd>
                  <mtable>
                    <mtr>
                      <mtd>
                        <mo>-</mo>
                        <mfrac>
                          <mrow>
                            <mn>6</mn>
                            <mn>3</mn>
                            <mn>5</mn>
                          </mrow>
                          <mrow>
                            <mn>4</mn>
                          </mrow>
                        </mfrac>
                      </mtd>
                    </mtr>
                    <mtr>
                      <mtd>
                        <mfrac>
                          <mrow>
                            <mn>1</mn>
                            <mn>0</mn>
                            <mn>5</mn>
                            <mn>1</mn>
                            <mn>7</mn>
                          </mrow>
                          <mrow>
                            <mn>3</mn>
                            <mn>2</mn>
                          </mrow>
                        </mfrac>
                      </mtd>
                    </mtr>
                  </mtable>
                </mtd>
              </mtr>
            </mtable>
          </mtd>
        </mtr>
      </mtable>
      <mo fence="true" form="postfix" stretchy="true">]</mo>
    </mrow>
  </semantics>
</math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29/content.xml><?xml version="1.0" encoding="utf-8"?>
<math xmlns="http://www.w3.org/1998/Math/MathML">
  <semantics>
    <mi>detG</mi>
    <mtext>=</mtext>
    <mn>1</mn>
    <mn>0</mn>
    <mn>4</mn>
    <mn>8</mn>
    <mn>5</mn>
    <mn>7</mn>
    <mn>6</mn>
    <mo>&gt;</mo>
    <mn>0</mn>
  </semantics>
</math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/content.xml><?xml version="1.0" encoding="utf-8"?>
<math xmlns="http://www.w3.org/1998/Math/MathML">
  <semantics>
    <msubsup>
      <mi>l</mi>
      <mrow>
        <mn>4</mn>
      </mrow>
      <mrow>
        <mn>1</mn>
      </mrow>
    </msubsup>
  </semantics>
</math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0/content.xml><?xml version="1.0" encoding="utf-8"?>
<math xmlns="http://www.w3.org/1998/Math/MathML">
  <semantics>
    <msub>
      <mi>λ</mi>
      <mn>1</mn>
    </msub>
    <mo>≈</mo>
    <mn>1</mn>
    <mi>.</mi>
    <mn>3</mn>
    <mn>0</mn>
    <mn>4</mn>
  </semantics>
</math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1/content.xml><?xml version="1.0" encoding="utf-8"?>
<math xmlns="http://www.w3.org/1998/Math/MathML">
  <semantics>
    <msub>
      <mi> λ</mi>
      <mn>2</mn>
    </msub>
    <mo>≈</mo>
    <mn>2</mn>
    <mn>0</mn>
    <mi>.</mi>
    <mn>4</mn>
    <mn>7</mn>
    <mn>1</mn>
  </semantics>
</math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2/content.xml><?xml version="1.0" encoding="utf-8"?>
<math xmlns="http://www.w3.org/1998/Math/MathML">
  <semantics>
    <msub>
      <mi>λ</mi>
      <mn>3</mn>
    </msub>
    <mo>≈</mo>
    <mn>8</mn>
    <mn>5</mn>
    <mi>.</mi>
    <mn>4</mn>
    <mn>5</mn>
    <mn>3</mn>
  </semantics>
</math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3/content.xml><?xml version="1.0" encoding="utf-8"?>
<math xmlns="http://www.w3.org/1998/Math/MathML">
  <semantics>
    <msub>
      <mi>λ</mi>
      <mn>4</mn>
    </msub>
    <mo>≈</mo>
    <mn>4</mn>
    <mn>5</mn>
    <mn>9</mn>
    <mi>.</mi>
    <mn>7</mn>
    <mn>4</mn>
    <mn>1</mn>
  </semantics>
</math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4/content.xml><?xml version="1.0" encoding="utf-8"?>
<math xmlns="http://www.w3.org/1998/Math/MathML">
  <semantics>
    <msub>
      <mi>v</mi>
      <mn>1</mn>
    </msub>
    <mo>≈</mo>
    <mrow>
      <mo fence="true" form="prefix" stretchy="true">(</mo>
      <mtable>
        <mtr>
          <mtd>
            <mo>-</mo>
            <mn>1</mn>
            <mi>.</mi>
            <mn>1</mn>
            <mn>4</mn>
            <mn>4</mn>
          </mtd>
        </mtr>
        <mtr>
          <mtd>
            <mo>-</mo>
            <mn>0</mn>
            <mi>.</mi>
            <mn>2</mn>
            <mn>0</mn>
            <mn>2</mn>
          </mtd>
        </mtr>
        <mtr>
          <mtd>
            <mtable>
              <mtr>
                <mtd>
                  <mn>1</mn>
                  <mi>.</mi>
                  <mn>3</mn>
                  <mn>6</mn>
                  <mn>4</mn>
                </mtd>
              </mtr>
              <mtr>
                <mtd>
                  <mn>1</mn>
                </mtd>
              </mtr>
            </mtable>
          </mtd>
        </mtr>
      </mtable>
      <mo fence="true" form="postfix" stretchy="true">)</mo>
    </mrow>
  </semantics>
</math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5/content.xml><?xml version="1.0" encoding="utf-8"?>
<math xmlns="http://www.w3.org/1998/Math/MathML">
  <semantics>
    <msub>
      <mi>v</mi>
      <mn>2</mn>
    </msub>
    <mo>≈</mo>
    <mrow>
      <mo fence="true" form="prefix" stretchy="true">(</mo>
      <mtable>
        <mtr>
          <mtd>
            <mn>2</mn>
            <mi>.</mi>
            <mn>7</mn>
            <mn>9</mn>
            <mn>3</mn>
          </mtd>
        </mtr>
        <mtr>
          <mtd>
            <mo>-</mo>
            <mn>3</mn>
            <mi>.</mi>
            <mn>3</mn>
            <mn>2</mn>
            <mn>2</mn>
          </mtd>
        </mtr>
        <mtr>
          <mtd>
            <mtable>
              <mtr>
                <mtd>
                  <mn>1</mn>
                  <mi>.</mi>
                  <mn>1</mn>
                  <mn>1</mn>
                  <mn>9</mn>
                </mtd>
              </mtr>
              <mtr>
                <mtd>
                  <mn>1</mn>
                </mtd>
              </mtr>
            </mtable>
          </mtd>
        </mtr>
      </mtable>
      <mo fence="true" form="postfix" stretchy="true">)</mo>
    </mrow>
  </semantics>
</math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6/content.xml><?xml version="1.0" encoding="utf-8"?>
<math xmlns="http://www.w3.org/1998/Math/MathML">
  <semantics>
    <msub>
      <mi>v</mi>
      <mn>3</mn>
    </msub>
    <mo>≈</mo>
    <mrow>
      <mo fence="true" form="prefix" stretchy="true">(</mo>
      <mtable>
        <mtr>
          <mtd>
            <mo>-</mo>
            <mn>8</mn>
            <mi>.</mi>
            <mn>7</mn>
            <mn>4</mn>
            <mn>1</mn>
          </mtd>
        </mtr>
        <mtr>
          <mtd>
            <mo>-</mo>
            <mn>1</mn>
            <mn>0</mn>
            <mi>.</mi>
            <mn>2</mn>
            <mn>7</mn>
            <mn>8</mn>
          </mtd>
        </mtr>
        <mtr>
          <mtd>
            <mtable>
              <mtr>
                <mtd>
                  <mo>-</mo>
                  <mn>9</mn>
                  <mi>.</mi>
                  <mn>5</mn>
                  <mn>9</mn>
                  <mn>0</mn>
                </mtd>
              </mtr>
              <mtr>
                <mtd>
                  <mn>1</mn>
                </mtd>
              </mtr>
            </mtable>
          </mtd>
        </mtr>
      </mtable>
      <mo fence="true" form="postfix" stretchy="true">)</mo>
    </mrow>
  </semantics>
</math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7/content.xml><?xml version="1.0" encoding="utf-8"?>
<math xmlns="http://www.w3.org/1998/Math/MathML">
  <semantics>
    <msub>
      <mi>v</mi>
      <mn>4</mn>
    </msub>
    <mo>≈</mo>
    <mrow>
      <mo fence="true" form="prefix" stretchy="true">(</mo>
      <mtable>
        <mtr>
          <mtd>
            <mn>0</mn>
            <mi>.</mi>
            <mn>2</mn>
            <mn>4</mn>
            <mn>1</mn>
          </mtd>
        </mtr>
        <mtr>
          <mtd>
            <mn>0</mn>
            <mi>.</mi>
            <mn>3</mn>
            <mn>4</mn>
            <mn>1</mn>
          </mtd>
        </mtr>
        <mtr>
          <mtd>
            <mtable>
              <mtr>
                <mtd>
                  <mo>-</mo>
                  <mn>0</mn>
                  <mi>.</mi>
                  <mn>4</mn>
                  <mn>8</mn>
                  <mn>1</mn>
                </mtd>
              </mtr>
              <mtr>
                <mtd>
                  <mn>1</mn>
                </mtd>
              </mtr>
            </mtable>
          </mtd>
        </mtr>
      </mtable>
      <mo fence="true" form="postfix" stretchy="true">)</mo>
    </mrow>
  </semantics>
</math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8/content.xml><?xml version="1.0" encoding="utf-8"?>
<math xmlns="http://www.w3.org/1998/Math/MathML">
  <semantics>
    <msubsup>
      <mi>l</mi>
      <mrow>
        <mn>4</mn>
      </mrow>
      <mrow>
        <mn>2</mn>
      </mrow>
    </msubsup>
  </semantics>
</math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39/content.xml><?xml version="1.0" encoding="utf-8"?>
<math xmlns="http://www.w3.org/1998/Math/MathML">
  <semantics>
    <mi>A</mi>
    <mo>∙</mo>
    <msup>
      <mrow>
        <mi>A</mi>
      </mrow>
      <mrow>
        <mi>*</mi>
      </mrow>
    </msup>
  </semantics>
</math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/content.xml><?xml version="1.0" encoding="utf-8"?>
<math xmlns="http://www.w3.org/1998/Math/MathML">
  <semantics>
    <mrow>
      <mo fence="true" form="prefix" stretchy="true">‖</mo>
      <mi>A</mi>
      <mo fence="true" form="postfix" stretchy="true">‖</mo>
    </mrow>
    <mtext>=</mtext>
    <mi>Sup</mi>
    <mrow>
      <munderover>
        <mo stretchy="false">∑</mo>
        <mrow>
          <mi>i</mi>
          <mtext>=</mtext>
          <mn>1</mn>
        </mrow>
        <mrow>
          <mi>n</mi>
        </mrow>
      </munderover>
      <mo>|</mo>
    </mrow>
    <msub>
      <mi>a</mi>
      <mi>ij</mi>
    </msub>
    <mo>|</mo>
  </semantics>
</math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0/content.xml><?xml version="1.0" encoding="utf-8"?>
<math xmlns="http://www.w3.org/1998/Math/MathML">
  <semantics>
    <msubsup>
      <mi>l</mi>
      <mrow>
        <mn>4</mn>
      </mrow>
      <mrow>
        <mn>2</mn>
      </mrow>
    </msubsup>
  </semantics>
</math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1/content.xml><?xml version="1.0" encoding="utf-8"?>
<math xmlns="http://www.w3.org/1998/Math/MathML">
  <semantics>
    <msup>
      <mrow>
        <mi>A</mi>
      </mrow>
      <mrow>
        <mo>-</mo>
        <mn>1</mn>
      </mrow>
    </msup>
    <mo>∙</mo>
    <msup>
      <mrow>
        <mi>A</mi>
      </mrow>
      <mrow>
        <mo>-</mo>
        <mn>1</mn>
        <mi>*</mi>
      </mrow>
    </msup>
  </semantics>
</math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2/content.xml><?xml version="1.0" encoding="utf-8"?>
<math xmlns="http://www.w3.org/1998/Math/MathML">
  <semantics>
    <msubsup>
      <mi>l</mi>
      <mrow>
        <mn>4</mn>
      </mrow>
      <mrow>
        <mn>2</mn>
      </mrow>
    </msubsup>
  </semantics>
</math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3/content.xml><?xml version="1.0" encoding="utf-8"?>
<math xmlns="http://www.w3.org/1998/Math/MathML">
  <semantics>
    <msup>
      <mrow>
        <mi>A</mi>
      </mrow>
      <mrow>
        <mo>-</mo>
        <mn>1</mn>
      </mrow>
    </msup>
    <mo>∙</mo>
    <msup>
      <mrow>
        <mi>A</mi>
      </mrow>
      <mrow>
        <mo>-</mo>
        <mn>1</mn>
        <mi>*</mi>
      </mrow>
    </msup>
  </semantics>
</math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4/content.xml><?xml version="1.0" encoding="utf-8"?>
<math xmlns="http://www.w3.org/1998/Math/MathML">
  <semantics>
    <msub>
      <mi>λ</mi>
      <mn>1</mn>
    </msub>
    <mo>≈</mo>
    <mn>0</mn>
    <mi>.</mi>
    <mn>0</mn>
    <mn>0</mn>
    <mn>2</mn>
  </semantics>
</math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5/content.xml><?xml version="1.0" encoding="utf-8"?>
<math xmlns="http://www.w3.org/1998/Math/MathML">
  <semantics>
    <msub>
      <mi> λ</mi>
      <mn>2</mn>
    </msub>
    <mo>≈</mo>
    <mn>0</mn>
    <mi>.</mi>
    <mn>0</mn>
    <mn>1</mn>
    <mn>2</mn>
  </semantics>
</math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6/content.xml><?xml version="1.0" encoding="utf-8"?>
<math xmlns="http://www.w3.org/1998/Math/MathML">
  <semantics>
    <msub>
      <mi>λ</mi>
      <mn>3</mn>
    </msub>
    <mo>≈</mo>
    <mn>0</mn>
    <mi>.</mi>
    <mn>0</mn>
    <mn>4</mn>
    <mn>9</mn>
  </semantics>
</math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7/content.xml><?xml version="1.0" encoding="utf-8"?>
<math xmlns="http://www.w3.org/1998/Math/MathML">
  <semantics>
    <msub>
      <mi>λ</mi>
      <mn>4</mn>
    </msub>
    <mo>≈</mo>
    <mn>0</mn>
    <mi>.</mi>
    <mn>7</mn>
    <mn>6</mn>
    <mn>7</mn>
  </semantics>
</math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8/content.xml><?xml version="1.0" encoding="utf-8"?>
<math xmlns="http://www.w3.org/1998/Math/MathML">
  <semantics>
    <msup>
      <mrow>
        <mi>A</mi>
      </mrow>
      <mrow>
        <mo>-</mo>
        <mn>1</mn>
      </mrow>
    </msup>
    <mo>∙</mo>
    <msup>
      <mrow>
        <mi>A</mi>
      </mrow>
      <mrow>
        <mo>-</mo>
        <mn>1</mn>
        <mi>*</mi>
      </mrow>
    </msup>
  </semantics>
</math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49/content.xml><?xml version="1.0" encoding="utf-8"?>
<math xmlns="http://www.w3.org/1998/Math/MathML">
  <semantics>
    <mn>0</mn>
    <mi>.</mi>
    <mn>7</mn>
    <mn>6</mn>
    <mn>7</mn>
  </semantics>
</math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5/content.xml><?xml version="1.0" encoding="utf-8"?>
<math xmlns="http://www.w3.org/1998/Math/MathML">
  <semantics>
    <mo>|</mo>
    <mo>|</mo>
    <mi>A</mi>
    <mo>|</mo>
    <mo>|</mo>
    <mtext>=</mtext>
    <mn>1</mn>
    <mn>9</mn>
    <mi>.</mi>
    <mn>7</mn>
    <mn>5</mn>
  </semantics>
</math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50/content.xml><?xml version="1.0" encoding="utf-8"?>
<math xmlns="http://www.w3.org/1998/Math/MathML">
  <semantics>
    <msqrt>
      <mrow>
        <mn>4</mn>
        <mn>5</mn>
        <mn>9</mn>
        <mi>.</mi>
        <mn>7</mn>
        <mn>4</mn>
        <mn>1</mn>
      </mrow>
    </msqrt>
    <msqrt>
      <mrow>
        <mn>0</mn>
        <mi>.</mi>
        <mn>7</mn>
        <mn>6</mn>
        <mn>7</mn>
      </mrow>
    </msqrt>
    <mtext>=</mtext>
    <mn>1</mn>
    <mn>8</mn>
    <mi>.</mi>
    <mn>7</mn>
    <mn>8</mn>
  </semantics>
</math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6/content.xml><?xml version="1.0" encoding="utf-8"?>
<math xmlns="http://www.w3.org/1998/Math/MathML">
  <semantics>
    <mrow>
      <mo fence="true" form="prefix" stretchy="true">(</mo>
      <mtable>
        <mtr>
          <mtd>
            <mn>2</mn>
            <mn>5</mn>
            <mo>/</mo>
            <mn>4</mn>
          </mtd>
          <mtd>
            <mn>2</mn>
            <mn>3</mn>
            <mo>/</mo>
            <mn>4</mn>
          </mtd>
          <mtd>
            <mtable>
              <mtr>
                <mtd>
                  <mo>-</mo>
                  <mn>2</mn>
                </mtd>
                <mtd>
                  <mn>3</mn>
                  <mn>9</mn>
                  <mo>/</mo>
                  <mn>4</mn>
                </mtd>
              </mtr>
            </mtable>
          </mtd>
        </mtr>
      </mtable>
      <mo fence="true" form="postfix" stretchy="true">)</mo>
    </mrow>
  </semantics>
</math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7/content.xml><?xml version="1.0" encoding="utf-8"?>
<math xmlns="http://www.w3.org/1998/Math/MathML">
  <semantics>
    <msubsup>
      <mi>l</mi>
      <mrow>
        <mn>4</mn>
      </mrow>
      <mrow>
        <mo>∞</mo>
      </mrow>
    </msubsup>
  </semantics>
</math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8/content.xml><?xml version="1.0" encoding="utf-8"?>
<math xmlns="http://www.w3.org/1998/Math/MathML">
  <semantics>
    <mrow>
      <mo fence="true" form="prefix" stretchy="true">‖</mo>
      <mi>A</mi>
      <mo fence="true" form="postfix" stretchy="true">‖</mo>
    </mrow>
    <mtext>=</mtext>
    <mi>Sup</mi>
    <mrow>
      <munderover>
        <mo stretchy="false">∑</mo>
        <mrow>
          <mi>j</mi>
          <mtext>=</mtext>
          <mn>1</mn>
        </mrow>
        <mrow>
          <mi>n</mi>
        </mrow>
      </munderover>
      <mo>|</mo>
    </mrow>
    <msub>
      <mi>a</mi>
      <mi>ij</mi>
    </msub>
    <mo>|</mo>
  </semantics>
</math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

<file path=Object 9/content.xml><?xml version="1.0" encoding="utf-8"?>
<math xmlns="http://www.w3.org/1998/Math/MathML">
  <semantics>
    <mo>|</mo>
    <mo>|</mo>
    <mi>A</mi>
    <mo>|</mo>
    <mo>|</mo>
    <mtext>=</mtext>
    <mn>1</mn>
    <mn>1</mn>
    <mi>.</mi>
    <mn>2</mn>
    <mn>5</mn>
  </semantics>
</math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style:text-position="0% 100%" fo:font-family="Symbol" style:font-family-complex="Symbol" fo:font-size="12pt" fo:letter-spacing="0pt" fo:font-style="normal" fo:font-weight="norm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</office:styles>
</office:document-styles>
</file>